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25e2c8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47fb57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52fa8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officeooo:paragraph-rsid="0322a53c" style:font-size-asian="12pt" style:font-size-complex="12pt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52fa81c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5316398"/>
    </style:style>
    <style:style style:name="P8" style:family="paragraph" style:parent-style-name="Standard">
      <style:paragraph-properties fo:line-height="100%"/>
      <style:text-properties fo:color="#000000" style:font-name="Ubuntu3" fo:font-size="12pt" fo:language="nl" fo:country="NL" fo:font-weight="normal" officeooo:rsid="047cacf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text-properties officeooo:paragraph-rsid="03f2d536"/>
    </style:style>
    <style:style style:name="P10" style:family="paragraph" style:parent-style-name="Standard">
      <style:text-properties officeooo:paragraph-rsid="0278e82a"/>
    </style:style>
    <style:style style:name="P11" style:family="paragraph" style:parent-style-name="Footnote">
      <style:text-properties officeooo:paragraph-rsid="00dfc841"/>
    </style:style>
    <style:style style:name="P12" style:family="paragraph" style:parent-style-name="Footnote">
      <style:text-properties officeooo:paragraph-rsid="0384a15c"/>
    </style:style>
    <style:style style:name="P13" style:family="paragraph" style:parent-style-name="Footnote">
      <style:text-properties officeooo:paragraph-rsid="038afcde"/>
    </style:style>
    <style:style style:name="P14" style:family="paragraph" style:parent-style-name="Footnote">
      <style:text-properties officeooo:rsid="016ea4c2" officeooo:paragraph-rsid="0394a435"/>
    </style:style>
    <style:style style:name="P15" style:family="paragraph" style:parent-style-name="Footnote">
      <style:text-properties officeooo:paragraph-rsid="04473353"/>
    </style:style>
    <style:style style:name="P16" style:family="paragraph" style:parent-style-name="Footnote">
      <style:text-properties officeooo:rsid="043ccc66" officeooo:paragraph-rsid="05523cb1"/>
    </style:style>
    <style:style style:name="P17" style:family="paragraph" style:parent-style-name="Footnote">
      <style:text-properties officeooo:rsid="050b160e" officeooo:paragraph-rsid="050b160e"/>
    </style:style>
    <style:style style:name="P18" style:family="paragraph" style:parent-style-name="Footnote">
      <style:text-properties officeooo:rsid="050b160e" officeooo:paragraph-rsid="050cf55f"/>
    </style:style>
    <style:style style:name="P19" style:family="paragraph" style:parent-style-name="Footnote">
      <style:text-properties officeooo:rsid="0513ce87" officeooo:paragraph-rsid="0513ce87"/>
    </style:style>
    <style:style style:name="P20" style:family="paragraph" style:parent-style-name="Footnote">
      <style:text-properties officeooo:rsid="0522dfb5" officeooo:paragraph-rsid="0522dfb5"/>
    </style:style>
    <style:style style:name="P21" style:family="paragraph" style:parent-style-name="Footnote">
      <style:text-properties officeooo:rsid="0515cb18" officeooo:paragraph-rsid="055f795d"/>
    </style:style>
    <style:style style:name="P22" style:family="paragraph" style:parent-style-name="Footnote">
      <style:text-properties officeooo:rsid="050fa72b" officeooo:paragraph-rsid="055f795d"/>
    </style:style>
    <style:style style:name="P2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9f1de2"/>
    </style:style>
    <style:style style:name="P2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officeooo:paragraph-rsid="036efb19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344f1b8" fo:background-color="transparent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P2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344f1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4b5ff3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41080e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41080eb" officeooo:paragraph-rsid="0344f1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font-style="normal" officeooo:paragraph-rsid="03adbd25" style:font-size-asian="12pt" style:font-style-asian="normal" style:font-size-complex="12pt" style:font-style-complex="normal"/>
    </style:style>
    <style:style style:name="P3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578f0f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5960b2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paragraph-rsid="03adbd25" fo:background-color="transparent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b088d4"/>
    </style:style>
    <style:style style:name="P3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57293e9"/>
    </style:style>
    <style:style style:name="P3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549f7f8"/>
    </style:style>
    <style:style style:name="P4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df9675"/>
    </style:style>
    <style:style style:name="P4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54ddc0e"/>
    </style:style>
    <style:style style:name="P42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fo:font-weight="normal" officeooo:paragraph-rsid="0200266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2"/>
    <style:style style:name="P44" style:family="paragraph" style:parent-style-name="Standard" style:list-style-name="L2">
      <style:text-properties officeooo:paragraph-rsid="025644b9"/>
    </style:style>
    <style:style style:name="P45" style:family="paragraph" style:parent-style-name="Standard" style:list-style-name="L2">
      <style:text-properties officeooo:paragraph-rsid="051a2ac1"/>
    </style:style>
    <style:style style:name="P46" style:family="paragraph" style:parent-style-name="Standard" style:list-style-name="L2">
      <style:text-properties officeooo:paragraph-rsid="051a6e18"/>
    </style:style>
    <style:style style:name="P47" style:family="paragraph" style:parent-style-name="Standard" style:list-style-name="L2">
      <style:text-properties officeooo:paragraph-rsid="059eeedd"/>
    </style:style>
    <style:style style:name="P48" style:family="paragraph" style:parent-style-name="Standard" style:list-style-name="L2">
      <style:text-properties officeooo:paragraph-rsid="0278e82a"/>
    </style:style>
    <style:style style:name="P49" style:family="paragraph" style:parent-style-name="Standard" style:list-style-name="L2">
      <style:text-properties officeooo:paragraph-rsid="02a9fb4b"/>
    </style:style>
    <style:style style:name="P50" style:family="paragraph" style:parent-style-name="Standard" style:list-style-name="L2">
      <style:text-properties officeooo:paragraph-rsid="0300faf1"/>
    </style:style>
    <style:style style:name="P51" style:family="paragraph" style:parent-style-name="Standard" style:list-style-name="L2">
      <style:text-properties officeooo:paragraph-rsid="034ce4c3"/>
    </style:style>
    <style:style style:name="P52" style:family="paragraph" style:parent-style-name="Standard" style:list-style-name="L2">
      <style:text-properties officeooo:paragraph-rsid="0592da79"/>
    </style:style>
    <style:style style:name="P53" style:family="paragraph" style:parent-style-name="Standard" style:list-style-name="L2">
      <style:text-properties officeooo:paragraph-rsid="04ee6c44"/>
    </style:style>
    <style:style style:name="P54" style:family="paragraph" style:parent-style-name="Standard" style:list-style-name="L2">
      <style:text-properties officeooo:paragraph-rsid="056881fd"/>
    </style:style>
    <style:style style:name="P55" style:family="paragraph" style:parent-style-name="Standard" style:list-style-name="L2">
      <style:text-properties officeooo:paragraph-rsid="0594b105"/>
    </style:style>
    <style:style style:name="P56" style:family="paragraph" style:parent-style-name="Standard" style:list-style-name="L2">
      <style:text-properties officeooo:paragraph-rsid="058655d0"/>
    </style:style>
    <style:style style:name="P57" style:family="paragraph" style:parent-style-name="Standard" style:list-style-name="L2">
      <style:text-properties officeooo:paragraph-rsid="0551f720"/>
    </style:style>
    <style:style style:name="P58" style:family="paragraph" style:parent-style-name="Standard" style:list-style-name="L2">
      <style:text-properties officeooo:paragraph-rsid="03648b9d"/>
    </style:style>
    <style:style style:name="P59" style:family="paragraph" style:parent-style-name="Standard" style:list-style-name="L2">
      <style:text-properties style:font-name="Ubuntu3" fo:font-size="12pt" officeooo:rsid="01c83610" officeooo:paragraph-rsid="00caceeb" style:font-size-asian="12pt" style:font-size-complex="12pt"/>
    </style:style>
    <style:style style:name="P60" style:family="paragraph" style:parent-style-name="Standard" style:list-style-name="L2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officeooo:paragraph-rsid="04a72c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P61" style:family="paragraph" style:parent-style-name="Standard" style:list-style-name="L2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officeooo:paragraph-rsid="058655d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P62" style:family="paragraph" style:parent-style-name="Standard" style:list-style-name="L2">
      <style:text-properties fo:color="#000000" style:font-name="Ubuntu3" fo:font-size="12pt" officeooo:paragraph-rsid="00805385" style:font-size-asian="12pt" style:font-size-complex="12pt"/>
    </style:style>
    <style:style style:name="P63" style:family="paragraph" style:parent-style-name="Standard" style:list-style-name="L2">
      <style:text-properties fo:color="#000000" style:font-name="Ubuntu3" fo:font-size="12pt" fo:font-style="normal" officeooo:paragraph-rsid="03648b9d" style:font-size-asian="12pt" style:font-style-asian="normal" style:font-size-complex="12pt" style:font-style-complex="normal"/>
    </style:style>
    <style:style style:name="P64" style:family="paragraph" style:parent-style-name="Standard" style:list-style-name="L2">
      <style:text-properties fo:color="#000000" style:font-name="Ubuntu3" fo:font-size="12pt" fo:language="nl" fo:country="NL" fo:font-weight="normal" officeooo:rsid="000cf346" officeooo:paragraph-rsid="03648b9d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fo:color="#000000" style:font-name="Ubuntu3" fo:font-size="12pt" fo:language="nl" fo:country="NL" fo:font-weight="normal" officeooo:rsid="000cf346" officeooo:paragraph-rsid="03648b9d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6" style:family="paragraph" style:parent-style-name="Standard" style:list-style-name="L2">
      <style:text-properties fo:color="#000000" style:font-name="Bitstream Vera Sans" fo:font-size="10pt" fo:language="nl" fo:country="NL" fo:font-style="normal" fo:font-weight="normal" officeooo:paragraph-rsid="03dda73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7" style:family="paragraph" style:parent-style-name="Standard" style:list-style-name="L2">
      <style:text-properties officeooo:rsid="041080eb" officeooo:paragraph-rsid="058bfbf3"/>
    </style:style>
    <style:style style:name="P68" style:family="paragraph" style:parent-style-name="Standard" style:list-style-name="L2">
      <style:paragraph-properties fo:text-align="start" style:justify-single-word="false"/>
      <style:text-properties officeooo:paragraph-rsid="05621d51"/>
    </style:style>
    <style:style style:name="P69" style:family="paragraph" style:parent-style-name="Standard" style:list-style-name="L2">
      <style:paragraph-properties fo:margin-left="-1.498cm" fo:margin-right="0cm" fo:text-indent="0cm" style:auto-text-indent="false" fo:break-before="page"/>
      <style:text-properties officeooo:paragraph-rsid="0592da79"/>
    </style:style>
    <style:style style:name="P70" style:family="paragraph" style:parent-style-name="Standard" style:list-style-name="L2">
      <style:paragraph-properties fo:margin-left="1.997cm" fo:margin-right="0cm" fo:text-indent="0cm" style:auto-text-indent="false"/>
      <style:text-properties officeooo:paragraph-rsid="059aad60"/>
    </style:style>
    <style:style style:name="P71" style:family="paragraph" style:parent-style-name="Standard" style:list-style-name="L2">
      <style:paragraph-properties fo:break-before="page"/>
      <style:text-properties fo:color="#000000" style:font-name="Ubuntu3" fo:font-size="12pt" fo:language="nl" fo:country="NL" fo:font-style="normal" style:text-underline-style="none" fo:font-weight="normal" officeooo:paragraph-rsid="058bfb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fo:color="#b2b2b2" style:text-line-through-style="none" style:text-line-through-type="none" style:font-name="Ubuntu" fo:font-size="10pt" fo:font-style="normal" style:text-underline-style="none" fo:font-weight="normal"/>
    </style:style>
    <style:style style:name="T1" style:family="text">
      <style:text-properties style:font-name="Ubuntu3"/>
    </style:style>
    <style:style style:name="T2" style:family="text">
      <style:text-properties style:font-name="Ubuntu3" fo:font-size="12pt" style:font-size-asian="12pt" style:font-size-complex="12pt"/>
    </style:style>
    <style:style style:name="T3" style:family="text">
      <style:text-properties style:font-name="Ubuntu3" fo:font-size="12pt" officeooo:rsid="02907b8c" style:font-size-asian="12pt" style:font-size-complex="12pt"/>
    </style:style>
    <style:style style:name="T4" style:family="text">
      <style:text-properties style:font-name="Ubuntu3" fo:font-size="12pt" officeooo:rsid="02d857ce" style:font-size-asian="12pt" style:font-size-complex="12pt"/>
    </style:style>
    <style:style style:name="T5" style:family="text">
      <style:text-properties style:font-name="Ubuntu3" fo:font-size="12pt" officeooo:rsid="01c83610" style:font-size-asian="12pt" style:font-size-complex="12pt"/>
    </style:style>
    <style:style style:name="T6" style:family="text">
      <style:text-properties style:font-name="Ubuntu3" fo:font-size="12pt" officeooo:rsid="00bddfbe" style:font-size-asian="12pt" style:font-size-complex="12pt"/>
    </style:style>
    <style:style style:name="T7" style:family="text">
      <style:text-properties style:font-name="Ubuntu3" fo:font-size="12pt" officeooo:rsid="04644439" style:font-size-asian="12pt" style:font-size-complex="12pt"/>
    </style:style>
    <style:style style:name="T8" style:family="text">
      <style:text-properties style:font-name="Ubuntu3" fo:font-size="12pt" officeooo:rsid="056229fd" style:font-size-asian="12pt" style:font-size-complex="12pt"/>
    </style:style>
    <style:style style:name="T9" style:family="text">
      <style:text-properties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Ubuntu3" fo:font-size="12pt" fo:language="nl" fo:country="NL" officeooo:rsid="027aa17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style:font-name="Ubuntu3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Ubuntu3" fo:font-size="11pt" style:font-size-asian="11pt" style:font-size-complex="11pt"/>
    </style:style>
    <style:style style:name="T19" style:family="text">
      <style:text-properties style:font-name="Ubuntu3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style:font-size-asian="12pt" style:language-asian="nl" style:country-asian="NL" style:font-size-complex="12pt"/>
    </style:style>
    <style:style style:name="T22" style:family="text">
      <style:text-properties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language="nl" fo:country="NL" fo:font-style="italic" officeooo:rsid="0252353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fo:font-style="italic" officeooo:rsid="019fe3c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33797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4a15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cca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4469d6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8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44384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49a669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523cb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52f0c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54da6f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5a4bda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5443843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554efb8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f084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aaed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4105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117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4ea60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a173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ee70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122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d9f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24e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be08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1ca7f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3f70e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41aa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49f7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4b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070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e6d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2da3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e000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92da7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19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-left="0.06pt solid #000000" loext:border-right="0.06pt solid #000000" loext:border-top="0.06pt solid #000000" loext:border-bottom="none" loext:shadow="none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8e5e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-left="0.06pt solid #000000" loext:border-right="0.06pt solid #000000" loext:border-top="0.06pt solid #000000" loext:border-bottom="none" loext:shadow="none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8e5e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-left="0.06pt solid #000000" loext:border-right="0.06pt solid #000000" loext:border-top="none" loext:border-bottom="0.06pt solid #000000" loext:shadow="none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4d1b8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-left="0.06pt solid #000000" loext:border-right="0.06pt solid #000000" loext:border-top="0.06pt solid #000000" loext:border-bottom="none" loext:shadow="none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4e8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-left="0.06pt solid #000000" loext:border-right="0.06pt solid #000000" loext:border-top="0.06pt solid #000000" loext:border-bottom="none" loext:shadow="none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804a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-left="0.06pt solid #000000" loext:border-right="0.06pt solid #000000" loext:border-top="0.06pt solid #000000" loext:border-bottom="none" loext:shadow="none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7938d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7938d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-left="0.06pt solid #000000" loext:border-right="0.06pt solid #000000" loext:border-top="0.06pt solid #000000" loext:border-bottom="none" loext:shadow="none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b30bf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-left="0.06pt solid #000000" loext:border-right="0.06pt solid #000000" loext:border-top="none" loext:border-bottom="0.06pt solid #000000" loext:shadow="none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ca04a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-left="0.06pt solid #000000" loext:border-right="0.06pt solid #000000" loext:border-top="none" loext:border-bottom="0.06pt solid #000000" loext:shadow="none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c19c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-left="0.06pt solid #000000" loext:border-right="0.06pt solid #000000" loext:border-top="none" loext:border-bottom="0.06pt solid #000000" loext:shadow="none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9eee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72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b3e8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3c1ad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3f8d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5c0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78c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1f6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670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93c0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25f8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985d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1a6e1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1ae9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1bdad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1f7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1f66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ee70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eb94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c249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4bee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0b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ebbf5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8cc19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9aa3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8bed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c304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624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5e34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49ea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d263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4442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23cd8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153bd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6dabb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9aa339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cc2b1b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15719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-left="0.06pt solid #000000" loext:border-right="0.06pt solid #000000" loext:border-top="0.06pt solid #000000" loext:border-bottom="none" loext:shadow="none"/>
    </style:style>
    <style:style style:name="T13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a5cf9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40" style:family="text">
      <style:text-properties fo:color="#000000" style:text-line-through-style="none" style:text-line-through-type="none" style:font-name="Ubuntu3" fo:font-size="12pt" style:text-underline-style="none" officeooo:rsid="01492873" style:font-size-asian="12pt" style:font-size-complex="12pt"/>
    </style:style>
    <style:style style:name="T141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42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43" style:family="text">
      <style:text-properties fo:color="#000000" style:text-line-through-style="none" style:text-line-through-type="none" style:font-name="Ubuntu3" fo:font-size="12pt" style:text-underline-style="none" officeooo:rsid="03900f5c" style:font-size-asian="12pt" style:font-size-complex="12pt"/>
    </style:style>
    <style:style style:name="T144" style:family="text">
      <style:text-properties fo:color="#000000" style:text-line-through-style="none" style:text-line-through-type="none" fo:language="nl" fo:country="NL" fo:font-style="normal" fo:font-weight="normal" officeooo:rsid="00fb8ff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fo:language="nl" fo:country="NL" fo:font-style="normal" fo:font-weight="normal" officeooo:rsid="00cc2b1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fo:language="nl" fo:country="NL" fo:font-style="normal" style:text-underline-style="none" officeooo:rsid="04a72c6f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style:text-line-through-style="none" style:text-line-through-type="none" fo:language="nl" fo:country="NL" fo:font-style="normal" style:text-underline-style="none" officeooo:rsid="04ae226f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style:text-line-through-style="none" style:text-line-through-type="none" fo:language="nl" fo:country="NL" fo:font-style="normal" style:text-underline-style="none" officeooo:rsid="04ae2db9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style:text-line-through-style="none" style:text-line-through-type="none" fo:language="nl" fo:country="NL" fo:font-style="normal" style:text-underline-style="none" officeooo:rsid="0512642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style:text-line-through-style="none" style:text-line-through-type="none" fo:language="nl" fo:country="NL" fo:font-style="normal" style:text-underline-style="none" officeooo:rsid="0549f7f8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style:text-line-through-style="none" style:text-line-through-type="none" fo:language="nl" fo:country="NL" fo:font-style="normal" style:text-underline-style="none" officeooo:rsid="059e691b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style:text-line-through-style="none" style:text-line-through-type="none" fo:language="nl" fo:country="NL" fo:font-style="normal" style:text-underline-style="none" officeooo:rsid="04c02cd9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style:text-line-through-style="none" style:text-line-through-type="none" fo:language="nl" fo:country="NL" fo:font-style="normal" style:text-underline-style="none" officeooo:rsid="04a72c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style:text-line-through-style="none" style:text-line-through-type="none" fo:language="nl" fo:country="NL" fo:font-style="normal" style:text-underline-style="none" officeooo:rsid="054ca9b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style:text-line-through-style="none" style:text-line-through-type="none" fo:language="nl" fo:country="NL" fo:font-style="normal" style:text-underline-style="none" fo:font-weight="normal" officeooo:rsid="04ae2db9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fo:language="nl" fo:country="NL" fo:font-style="normal" style:text-underline-style="none" fo:font-weight="normal" officeooo:rsid="04a72c6f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fo:language="nl" fo:country="NL" fo:font-style="normal" style:text-underline-style="none" fo:font-weight="normal" officeooo:rsid="053f70ef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fo:language="nl" fo:country="NL" fo:font-style="normal" style:text-underline-style="none" fo:font-weight="normal" officeooo:rsid="0549f7f8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fo:language="nl" fo:country="NL" fo:font-style="normal" style:text-underline-style="none" fo:font-weight="normal" officeooo:rsid="04ae2db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style:text-line-through-style="none" style:text-line-through-type="none" fo:language="nl" fo:country="NL" fo:font-style="normal" style:text-underline-style="none" fo:font-weight="normal" officeooo:rsid="04a72c6f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fo:language="nl" fo:country="NL" fo:font-style="normal" style:text-underline-style="none" fo:font-weight="normal" officeooo:rsid="0541aae8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fo:language="nl" fo:country="NL" fo:font-style="normal" style:text-underline-style="none" fo:font-weight="normal" officeooo:rsid="054bee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fo:font-size="10pt" fo:language="nl" fo:country="NL" fo:font-style="normal" fo:font-weight="normal" officeooo:rsid="01af69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64" style:family="text">
      <style:text-properties fo:color="#000000" style:text-line-through-style="none" style:text-line-through-type="none" fo:font-size="10pt" fo:language="nl" fo:country="NL" fo:font-style="normal" fo:font-weight="normal" officeooo:rsid="00fb8ff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style:text-line-through-style="none" style:text-line-through-type="none" fo:font-size="10pt" fo:language="nl" fo:country="NL" fo:font-style="normal" fo:font-weight="normal" officeooo:rsid="04c438be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style:text-line-through-style="none" style:text-line-through-type="none" fo:font-size="12pt" fo:language="nl" fo:country="NL" fo:font-style="normal" style:text-underline-style="none" officeooo:rsid="02ff0844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style:font-name="Ubuntu3" fo:font-size="10pt" style:text-underline-style="none" fo:font-weight="normal" officeooo:rsid="00dfc841" style:font-size-asian="10pt" style:font-weight-asian="normal" style:font-size-complex="10pt" style:font-weight-complex="normal"/>
    </style:style>
    <style:style style:name="T168" style:family="text">
      <style:text-properties fo:color="#000000" style:font-name="Ubuntu3" fo:font-size="10pt" style:text-underline-style="none" fo:font-weight="normal" officeooo:rsid="00e54e03" style:font-size-asian="10pt" style:font-weight-asian="normal" style:font-size-complex="10pt" style:font-weight-complex="normal"/>
    </style:style>
    <style:style style:name="T169" style:family="text">
      <style:text-properties fo:color="#000000" style:font-name="Ubuntu3" fo:font-size="10pt" style:text-underline-style="none" fo:font-weight="normal" officeooo:rsid="0380acc9" style:font-size-asian="10pt" style:font-weight-asian="normal" style:font-size-complex="10pt" style:font-weight-complex="normal"/>
    </style:style>
    <style:style style:name="T170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style:font-name="Ubuntu3" fo:font-size="12pt" fo:language="nl" fo:country="NL" fo:font-weight="normal" officeooo:rsid="0373a49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font-name="Ubuntu3" fo:font-size="12pt" fo:language="nl" fo:country="NL" fo:font-weight="normal" officeooo:rsid="04e7c94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font-name="Ubuntu3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font-name="Ubuntu3" fo:font-size="12pt" fo:language="nl" fo:country="NL" fo:font-weight="normal" officeooo:rsid="0526a1f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font-name="Ubuntu3" fo:font-size="12pt" fo:language="nl" fo:country="NL" fo:font-weight="normal" officeooo:rsid="0527244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184" style:family="text">
      <style:text-properties fo:color="#000000" style:font-name="Ubuntu3" fo:font-size="12pt" style:text-underline-style="none" fo:font-weight="normal" officeooo:rsid="00848fa0" style:font-size-asian="12pt" style:font-weight-asian="normal" style:font-size-complex="12pt" style:font-weight-complex="normal"/>
    </style:style>
    <style:style style:name="T185" style:family="text">
      <style:text-properties fo:color="#000000" style:font-name="Ubuntu3" fo:font-size="12pt" style:text-underline-style="none" fo:font-weight="normal" officeooo:rsid="00abba60" style:font-size-asian="12pt" style:font-weight-asian="normal" style:font-size-complex="12pt" style:font-weight-complex="normal"/>
    </style:style>
    <style:style style:name="T186" style:family="text">
      <style:text-properties fo:color="#000000" style:font-name="Ubuntu3" fo:font-size="12pt" style:text-underline-style="none" fo:font-weight="normal" officeooo:rsid="026e95e0" style:font-size-asian="12pt" style:font-weight-asian="normal" style:font-size-complex="12pt" style:font-weight-complex="normal"/>
    </style:style>
    <style:style style:name="T187" style:family="text">
      <style:text-properties fo:color="#000000" style:font-name="Ubuntu3" fo:font-size="12pt" style:text-underline-style="none" fo:font-weight="normal" officeooo:rsid="0276b5dd" style:font-size-asian="12pt" style:font-weight-asian="normal" style:font-size-complex="12pt" style:font-weight-complex="normal"/>
    </style:style>
    <style:style style:name="T188" style:family="text">
      <style:text-properties fo:color="#000000" style:font-name="Ubuntu3" fo:font-size="12pt" style:text-underline-style="none" fo:font-weight="normal" officeooo:rsid="041cbcf5" style:font-size-asian="12pt" style:font-weight-asian="normal" style:font-size-complex="12pt" style:font-weight-complex="normal"/>
    </style:style>
    <style:style style:name="T189" style:family="text">
      <style:text-properties fo:color="#000000" style:font-name="Ubuntu3" fo:font-size="12pt" style:text-underline-style="none" fo:font-weight="normal" officeooo:rsid="057da734" style:font-size-asian="12pt" style:font-weight-asian="normal" style:font-size-complex="12pt" style:font-weight-complex="normal"/>
    </style:style>
    <style:style style:name="T190" style:family="text">
      <style:text-properties fo:color="#000000" style:font-name="Ubuntu3" fo:font-size="12pt" style:text-underline-style="none" style:font-size-asian="12pt" style:font-size-complex="12pt"/>
    </style:style>
    <style:style style:name="T191" style:family="text">
      <style:text-properties fo:color="#000000" style:font-name="Ubuntu3" fo:font-size="12pt" style:text-underline-style="none" officeooo:rsid="01f72f01" style:font-size-asian="12pt" style:font-size-complex="12pt"/>
    </style:style>
    <style:style style:name="T192" style:family="text">
      <style:text-properties fo:color="#000000" style:font-name="Ubuntu3" fo:font-size="12pt" style:text-underline-style="none" officeooo:rsid="0276b5dd" style:font-size-asian="12pt" style:font-size-complex="12pt"/>
    </style:style>
    <style:style style:name="T193" style:family="text">
      <style:text-properties fo:color="#000000" style:font-name="Ubuntu3" fo:font-size="12pt" style:text-underline-style="none" officeooo:rsid="01e3e58c" style:font-size-asian="12pt" style:font-size-complex="12pt"/>
    </style:style>
    <style:style style:name="T194" style:family="text">
      <style:text-properties fo:color="#000000" style:font-name="Ubuntu3" fo:font-size="12pt" style:text-underline-style="none" officeooo:rsid="033c3042" style:font-size-asian="12pt" style:font-size-complex="12pt"/>
    </style:style>
    <style:style style:name="T195" style:family="text">
      <style:text-properties fo:color="#000000" style:font-name="Ubuntu3" fo:font-size="12pt" style:text-underline-style="none" officeooo:rsid="051a2ac1" style:font-size-asian="12pt" style:font-size-complex="12pt"/>
    </style:style>
    <style:style style:name="T196" style:family="text">
      <style:text-properties fo:color="#000000" style:font-name="Ubuntu3" fo:font-size="12pt" style:text-underline-style="none" officeooo:rsid="057e0008" style:font-size-asian="12pt" style:font-size-complex="12pt"/>
    </style:style>
    <style:style style:name="T197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198" style:family="text">
      <style:text-properties fo:color="#000000" style:font-name="Ubuntu3" fo:font-size="12pt" style:font-size-asian="12pt" style:font-size-complex="12pt"/>
    </style:style>
    <style:style style:name="T199" style:family="text">
      <style:text-properties fo:color="#000000" style:font-name="Ubuntu3" fo:font-size="12pt" officeooo:rsid="004804ae" style:font-size-asian="12pt" style:font-size-complex="12pt"/>
    </style:style>
    <style:style style:name="T200" style:family="text">
      <style:text-properties fo:color="#000000" style:font-name="Ubuntu3" fo:font-size="12pt" officeooo:rsid="01657261" style:font-size-asian="12pt" style:font-size-complex="12pt"/>
    </style:style>
    <style:style style:name="T201" style:family="text">
      <style:text-properties fo:color="#000000" style:font-name="Ubuntu3" fo:font-size="12pt" officeooo:rsid="03045141" style:font-size-asian="12pt" style:font-size-complex="12pt"/>
    </style:style>
    <style:style style:name="T202" style:family="text">
      <style:text-properties fo:color="#000000" style:font-name="Ubuntu3" fo:font-size="12pt" officeooo:rsid="0305e7c0" style:font-size-asian="12pt" style:font-size-complex="12pt"/>
    </style:style>
    <style:style style:name="T203" style:family="text">
      <style:text-properties fo:color="#000000" style:font-name="Ubuntu3" fo:font-size="12pt" officeooo:rsid="0382ccb7" style:font-size-asian="12pt" style:font-size-complex="12pt"/>
    </style:style>
    <style:style style:name="T204" style:family="text">
      <style:text-properties fo:color="#000000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fo:language="nl" fo:country="NL" fo:font-weight="normal" officeooo:rsid="03754286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fo:language="nl" fo:country="NL" fo:font-weight="normal" officeooo:rsid="004295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fo:language="nl" fo:country="NL" fo:font-weight="normal" officeooo:rsid="0051ee4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fo:language="nl" fo:country="NL" fo:font-weight="normal" officeooo:rsid="015b182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fo:font-size="12pt" style:font-size-asian="12pt" style:font-size-complex="12pt"/>
    </style:style>
    <style:style style:name="T210" style:family="text">
      <style:text-properties fo:color="#000000" fo:font-size="12pt" officeooo:rsid="00abba60" style:font-size-asian="12pt" style:font-size-complex="12pt"/>
    </style:style>
    <style:style style:name="T211" style:family="text">
      <style:text-properties fo:color="#000000" style:font-size-asian="12pt" style:font-size-complex="12pt"/>
    </style:style>
    <style:style style:name="T212" style:family="text">
      <style:text-properties fo:color="#000000" style:text-underline-style="none" officeooo:rsid="0588721b" style:font-size-asian="12pt" style:font-size-complex="12pt"/>
    </style:style>
    <style:style style:name="T213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Ubuntu3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Ubuntu3" fo:font-size="12pt" style:text-underline-style="none" fo:font-weight="normal" officeooo:rsid="0353fa6c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Ubuntu3" fo:font-size="12pt" style:text-underline-style="none" fo:font-weight="normal" officeooo:rsid="036ad606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Ubuntu3" fo:font-size="12pt" style:text-underline-style="none" fo:font-weight="normal" officeooo:rsid="04644439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Ubuntu3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Ubuntu3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Ubuntu3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Ubuntu3" fo:font-size="12pt" style:text-underline-style="none" fo:font-weight="normal" officeooo:rsid="00bddfbe" fo:background-color="transparent" loext:char-shading-value="0" style:font-name-asian="DejaVu Sans1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Ubuntu3" fo:font-size="12pt" style:text-underline-style="none" fo:font-weight="normal" officeooo:rsid="05960b2f" fo:background-color="transparent" loext:char-shading-value="0" style:font-name-asian="DejaVu Sans1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Ubuntu3" fo:font-size="12pt" style:text-underline-style="none" fo:font-weight="normal" officeooo:rsid="0598cb0a" fo:background-color="transparent" loext:char-shading-value="0" style:font-name-asian="DejaVu Sans1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Ubuntu3" fo:font-size="12pt" style:text-underline-style="none" fo:font-weight="normal" officeooo:rsid="05960b2f" style:font-name-asian="DejaVu Sans1" style:font-size-asian="12pt" style:font-weight-asian="normal" style:font-size-complex="12pt" style:font-weight-complex="normal"/>
    </style:style>
    <style:style style:name="T228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229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230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231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232" style:family="text">
      <style:text-properties style:text-line-through-style="none" style:text-line-through-type="none" style:font-name="Ubuntu3" fo:font-size="12pt" style:text-underline-style="none" officeooo:rsid="015874c7" style:font-size-asian="12pt" style:font-size-complex="12pt"/>
    </style:style>
    <style:style style:name="T233" style:family="text">
      <style:text-properties style:text-line-through-style="none" style:text-line-through-type="none" style:font-name="Ubuntu3" fo:font-size="12pt" style:text-underline-style="none" officeooo:rsid="0371cd02" style:font-size-asian="12pt" style:font-size-complex="12pt"/>
    </style:style>
    <style:style style:name="T234" style:family="text">
      <style:text-properties style:text-line-through-style="none" style:text-line-through-type="none" style:font-name="Ubuntu3" fo:font-size="12pt" style:text-underline-style="none" officeooo:rsid="0353fa6c" style:font-size-asian="12pt" style:font-size-complex="12pt"/>
    </style:style>
    <style:style style:name="T235" style:family="text">
      <style:text-properties style:text-line-through-style="none" style:text-line-through-type="none" style:font-name="Ubuntu3" fo:font-size="12pt" style:text-underline-style="none" officeooo:rsid="0476a33c" style:font-size-asian="12pt" style:font-size-complex="12pt"/>
    </style:style>
    <style:style style:name="T236" style:family="text">
      <style:text-properties style:text-line-through-style="none" style:text-line-through-type="none" style:font-name="Ubuntu3" fo:font-size="12pt" style:text-underline-style="none" officeooo:rsid="05789dad" style:font-size-asian="12pt" style:font-size-complex="12pt"/>
    </style:style>
    <style:style style:name="T237" style:family="text">
      <style:text-properties style:text-line-through-style="none" style:text-line-through-type="none" style:font-name="Ubuntu3" fo:font-size="12pt" style:text-underline-style="none" officeooo:rsid="057a5164" style:font-size-asian="12pt" style:font-size-complex="12pt"/>
    </style:style>
    <style:style style:name="T238" style:family="text">
      <style:text-properties style:text-line-through-style="none" style:text-line-through-type="none" style:font-name="Ubuntu3" fo:font-size="12pt" fo:language="nl" fo:country="NL" fo:font-style="normal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officeooo:rsid="05789dad" style:font-size-asian="12pt" style:font-size-complex="12pt"/>
    </style:style>
    <style:style style:name="T240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241" style:family="text">
      <style:text-properties style:text-line-through-style="none" style:text-line-through-type="none" style:text-underline-style="none" officeooo:rsid="05960b2f" style:font-name-asian="DejaVu Sans1" style:font-size-asian="12pt" style:font-size-complex="12pt"/>
    </style:style>
    <style:style style:name="T242" style:family="text">
      <style:text-properties fo:color="#80808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font-size="10pt" officeooo:rsid="00dfc841" style:font-size-asian="10pt" style:font-size-complex="10pt"/>
    </style:style>
    <style:style style:name="T244" style:family="text">
      <style:text-properties fo:font-size="10pt" officeooo:rsid="00ad319f" style:font-size-asian="10pt" style:font-size-complex="10pt"/>
    </style:style>
    <style:style style:name="T245" style:family="text">
      <style:text-properties fo:font-size="10pt" officeooo:rsid="00add08d" style:font-size-asian="10pt" style:font-size-complex="10pt"/>
    </style:style>
    <style:style style:name="T246" style:family="text">
      <style:text-properties fo:font-size="10pt" officeooo:rsid="0380acc9" style:font-size-asian="10pt" style:font-size-complex="10pt"/>
    </style:style>
    <style:style style:name="T24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font-size="12pt" style:font-size-asian="12pt" style:font-size-complex="12pt"/>
    </style:style>
    <style:style style:name="T252" style:family="text">
      <style:text-properties fo:font-size="12pt" officeooo:rsid="0466872b" style:font-size-asian="12pt" style:font-size-complex="12pt"/>
    </style:style>
    <style:style style:name="T253" style:family="text">
      <style:text-properties officeooo:rsid="0394a435"/>
    </style:style>
    <style:style style:name="T254" style:family="text">
      <style:text-properties officeooo:rsid="03976b7e"/>
    </style:style>
    <style:style style:name="T255" style:family="text">
      <style:text-properties officeooo:rsid="04473353"/>
    </style:style>
    <style:style style:name="T256" style:family="text">
      <style:text-properties style:font-size-asian="12pt" style:font-size-complex="12pt"/>
    </style:style>
    <style:style style:name="T257" style:family="text">
      <style:text-properties officeooo:rsid="0462b983" style:font-size-asian="12pt" style:font-size-complex="12pt"/>
    </style:style>
    <style:style style:name="T258" style:family="text">
      <style:text-properties officeooo:rsid="01657261" style:font-size-asian="12pt" style:font-size-complex="12pt"/>
    </style:style>
    <style:style style:name="T259" style:family="text">
      <style:text-properties officeooo:rsid="00bddfbe" style:font-size-asian="12pt" style:font-size-complex="12pt"/>
    </style:style>
    <style:style style:name="T260" style:family="text">
      <style:text-properties style:font-size-asian="12pt" style:font-weight-asian="normal" style:font-size-complex="12pt" style:font-weight-complex="normal"/>
    </style:style>
    <style:style style:name="T261" style:family="text">
      <style:text-properties officeooo:rsid="0466872b"/>
    </style:style>
    <style:style style:name="T262" style:family="text">
      <style:text-properties officeooo:rsid="047da547"/>
    </style:style>
    <style:style style:name="T263" style:family="text">
      <style:text-properties officeooo:rsid="047fb57c"/>
    </style:style>
    <style:style style:name="T264" style:family="text">
      <style:text-properties style:font-name="Ubuntu Mono1"/>
    </style:style>
    <style:style style:name="T265" style:family="text">
      <style:text-properties style:font-name="Ubuntu Mono1" officeooo:rsid="050cf55f"/>
    </style:style>
    <style:style style:name="T266" style:family="text">
      <style:text-properties officeooo:rsid="0519723b"/>
    </style:style>
    <style:style style:name="T267" style:family="text">
      <style:text-properties officeooo:rsid="051974fa"/>
    </style:style>
    <style:style style:name="T268" style:family="text">
      <style:text-properties officeooo:rsid="0549680c"/>
    </style:style>
    <style:style style:name="T269" style:family="text">
      <style:text-properties officeooo:rsid="0554f672"/>
    </style:style>
    <style:style style:name="T270" style:family="text">
      <style:text-properties fo:font-weight="bold" officeooo:rsid="0554f672" style:font-weight-asian="bold" style:font-weight-complex="bold"/>
    </style:style>
    <style:style style:name="T271" style:family="text">
      <style:text-properties fo:font-weight="bold" officeooo:rsid="055d37e2" style:font-weight-asian="bold" style:font-weight-complex="bold"/>
    </style:style>
    <style:style style:name="T272" style:family="text">
      <style:text-properties officeooo:rsid="055c7a8a"/>
    </style:style>
    <style:style style:name="T273" style:family="text">
      <style:text-properties officeooo:rsid="055f795d"/>
    </style:style>
    <style:style style:name="T274" style:family="text">
      <style:text-properties officeooo:rsid="057e0008"/>
    </style:style>
    <style:style style:name="T275" style:family="text">
      <style:text-properties officeooo:rsid="0586ad0d"/>
    </style:style>
    <style:style style:name="T276" style:family="text">
      <style:text-properties officeooo:rsid="05903285"/>
    </style:style>
    <style:style style:name="T277" style:family="text">
      <style:text-properties officeooo:rsid="0591f9bc"/>
    </style:style>
    <style:style style:name="T278" style:family="text">
      <style:text-properties officeooo:rsid="0594b105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45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Keuzevak 1" form:control-implementation="ooo:com.sun.star.form.component.CheckBox" xml:id="control1" form:id="control1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4" form:id="control4" form:label="Keuzevak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2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2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4" form:id="control14" form:label="Keuzevak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5" form:id="control15" form:label="Keuzevak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2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Aanmeldfoto" form:control-implementation="ooo:com.sun.star.form.component.TextField" xml:id="control17" form:id="control17" form:tab-index="3" form:current-value="foto naast de gebruiker" form:value="foto naast de gebruike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to naast de gebruik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current-value="volledige naam, bijv. Jan Stek" form:value="volledige naam, bijv. Jan Stek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2" form:id="control22" form:tab-index="2" form:current-value="korte naam, bijv. jan" form:value="korte naam, bijv. jan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3" form:id="control23" form:tab-index="5" form:current-value="toets voor het opstartmedium" form:value="toets voor het opstartmediu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24" form:id="control24" form:tab-index="6" form:current-value="toets voor het BIOS/UEFI-scherm" form:value="toets voor het BIOS/UEFI-sche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5" form:id="control25" form:tab-index="4" form:current-value="unieke naam van de computer" form:value="unieke naam van de compute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2" form:control-implementation="ooo:com.sun.star.form.component.TextField" xml:id="control26" form:id="control26" form:tab-index="1" form:current-value="eventueel 2e volledige naam" form:value="eventueel 2e volledige naa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2 (eventueel)"/>
              <form:property form:property-name="ObjIDinMSO" office:value-type="float" office:value="0"/>
            </form:properties>
          </form:text>
          <form:text form:name="Gebruikersnaam2" form:control-implementation="ooo:com.sun.star.form.component.TextField" xml:id="control27" form:id="control27" form:tab-index="2" form:current-value="eventueel 2e korte naam" form:value="eventueel 2e korte naa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2 (eventueel)"/>
              <form:property form:property-name="ObjIDinMSO" office:value-type="float" office:value="0"/>
            </form:properties>
          </form:text>
          <form:text form:name="Aanmeldfoto2" form:control-implementation="ooo:com.sun.star.form.component.TextField" xml:id="control28" form:id="control28" form:tab-index="3" form:current-value="eventueel 2e foto" form:value="eventueel 2e fot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to2 (eventueel)"/>
              <form:property form:property-name="ObjIDinMSO" office:value-type="float" office:value="0"/>
            </form:properties>
          </form:text>
          <form:checkbox form:name="Keuzevak 4" form:control-implementation="ooo:com.sun.star.form.component.CheckBox" xml:id="control29" form:id="control29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30" form:id="control30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32" form:id="control32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Strong_20_Emphasis"><text:span text:style-name="T176">Algemene c</text:span></text:span><text:span text:style-name="Strong_20_Emphasis"><text:span text:style-name="T170">hecklist voor </text:span></text:span><text:span text:style-name="Strong_20_Emphasis"><text:span text:style-name="T171">het</text:span></text:span><text:span text:style-name="Strong_20_Emphasis"><text:span text:style-name="T170"> install</text:span></text:span><text:span text:style-name="Strong_20_Emphasis"><text:span text:style-name="T171">eren</text:span></text:span><text:span text:style-name="Strong_20_Emphasis"><text:span text:style-name="T170"> van </text:span></text:span><text:reference-mark-start text:name="Distributie"/><text:span text:style-name="Strong_20_Emphasis"><text:span text:style-name="T175">Ubuntu</text:span></text:span><text:reference-mark-end text:name="Distributie"/><text:span text:style-name="Strong_20_Emphasis"><text:span text:style-name="T175"> </text:span></text:span><text:reference-mark-start text:name="Versie"/><text:span text:style-name="Strong_20_Emphasis"><text:span text:style-name="T175">14.04 LTS</text:span></text:span><text:reference-mark-end text:name="Versie"/><text:span text:style-name="Strong_20_Emphasis"><text:span text:style-name="T172"><text:note text:id="ftn1" text:note-class="footnote"><text:note-citation>1</text:note-citation><text:note-body><text:p text:style-name="P14"><text:span text:style-name="T254">Deze versie heeft codenaam </text:span>Trusty Tahr <text:span text:style-name="T254">en is een zogenaamde</text:span> <text:span text:style-name="T253">LTS-versie (Long-Term Support, langetermijnondersteuning) en wordt vanaf uitgave vijf jaar ondersteund (tot april 2019).</text:span></text:p></text:note-body></text:note></text:span></text:span><text:span text:style-name="Strong_20_Emphasis"><text:span text:style-name="T172"> </text:span></text:span><text:reference-mark-start text:name="Editie"/><text:span text:style-name="Strong_20_Emphasis"><text:span text:style-name="T173">desktop</text:span></text:span><text:reference-mark-end text:name="Editie"/><text:span text:style-name="Strong_20_Emphasis"><text:span text:style-name="T174">.</text:span></text:span></text:p>
      <text:p text:style-name="P5"/>
      <text:p text:style-name="Standard"><text:span text:style-name="Citation"><text:span text:style-name="T21">Gebruik</text:span></text:span><text:span text:style-name="Citation"><text:span text:style-name="T204"> </text:span></text:span><text:span text:style-name="Citation"><text:span text:style-name="T205">ook</text:span></text:span><text:span text:style-name="Citation"><text:span text:style-name="T204"> </text:span></text:span><text:span text:style-name="Citation"><text:span text:style-name="T206">C</text:span></text:span><text:span text:style-name="Citation"><text:span text:style-name="T204">hecklist </text:span></text:span><text:span text:style-name="Citation"><text:span text:style-name="T207">i</text:span></text:span><text:span text:style-name="Citation"><text:span text:style-name="T204">nstall</text:span></text:span><text:span text:style-name="Citation"><text:span text:style-name="T208">atie </text:span></text:span><text:span text:style-name="Citation"><text:span text:style-name="T208"><text:reference-ref text:reference-format="text" text:ref-name="Distributie">Ubuntu</text:reference-ref></text:span></text:span><text:span text:style-name="Citation"><text:span text:style-name="T204"> </text:span></text:span><text:span text:style-name="Citation"><text:span text:style-name="T204"><text:reference-ref text:reference-format="text" text:ref-name="Versie">14.04 LTS</text:reference-ref></text:span></text:span><text:span text:style-name="Citation"><text:span text:style-name="T204"> </text:span></text:span><text:span text:style-name="Citation"><text:span text:style-name="T204"><text:reference-ref text:reference-format="text" text:ref-name="Editie">desktop</text:reference-ref></text:span></text:span><text:span text:style-name="Citation"><text:span text:style-name="T208"> </text:span></text:span><text:span text:style-name="Citation"><text:span text:style-name="T25">c</text:span></text:span><text:span text:style-name="Citation"><text:span text:style-name="T26">omputernaam</text:span></text:span></text:p>
      <text:p text:style-name="P4"/>
      <text:p text:style-name="P9"><text:span text:style-name="T46">Kijk op</text:span><text:span text:style-name="T170"> </text:span><text:a xlink:type="simple" xlink:href="http://karelzimmer.nl/" text:style-name="Internet_20_link" text:visited-style-name="Visited_20_Internet_20_Link"><text:span text:style-name="Internet_20_link"><text:span text:style-name="T13">karelzimmer.nl</text:span></text:span></text:a><text:span text:style-name="T170"> </text:span><text:span text:style-name="T247">voor</text:span><text:span text:style-name="T248"> </text:span><text:span text:style-name="T249">deze en andere </text:span><text:span text:style-name="T54">checklists, scripts, en overige bestanden.</text:span></text:p>
      <text:p text:style-name="P8"/>
      <text:p text:style-name="P8"/>
      <text:p text:style-name="P2">V<text:span text:style-name="T263">ul de waarden in het tekstvak achter de </text:span><text:span text:style-name="Definition"><text:span text:style-name="T262">schuingedrukte</text:span></text:span> <text:span text:style-name="T262">woorden:</text:span></text:p>
      <text:p text:style-name="P7"><text:span text:style-name="Definition"><text:span text:style-name="T16">g</text:span></text:span><text:span text:style-name="Definition"><text:span text:style-name="T15">ebruiker</text:span></text:span><text:span text:style-name="Definition"><text:span text:style-name="T14"><text:tab/><text:tab/></text:span></text:span><text:span text:style-name="Definition"><text:span text:style-name="T242"> <text:tab/><text:tab/></text:span></text:span><text:span text:style-name="Definition"><text:span text:style-name="T242"><draw:control text:anchor-type="as-char" svg:y="-0.429cm" draw:z-index="17" draw:style-name="gr2" draw:text-style-name="P73" svg:width="6.002cm" svg:height="0.6cm" draw:control="control18"/></text:span></text:span><text:span text:style-name="Definition"><text:span text:style-name="T242"><text:tab/></text:span></text:span><text:span text:style-name="Definition"><text:span text:style-name="T242"><draw:control text:anchor-type="as-char" svg:y="-0.429cm" draw:z-index="25" draw:style-name="gr2" draw:text-style-name="P73" svg:width="6.002cm" svg:height="0.6cm" draw:control="control26"/></text:span></text:span></text:p>
      <text:p text:style-name="P7"><text:span text:style-name="Definition"><text:span text:style-name="T16">g</text:span></text:span><text:span text:style-name="Definition"><text:span text:style-name="T15">ebruikersnaam<text:tab/></text:span></text:span><text:span text:style-name="Definition"><text:span text:style-name="T15"><draw:control text:anchor-type="as-char" svg:y="-0.429cm" draw:z-index="21" draw:style-name="gr2" draw:text-style-name="P73" svg:width="6.002cm" svg:height="0.6cm" draw:control="control22"/></text:span></text:span><text:span text:style-name="Definition"><text:span text:style-name="T15"><text:tab/></text:span></text:span><text:span text:style-name="Definition"><text:span text:style-name="T15"><draw:control text:anchor-type="as-char" svg:y="-0.429cm" draw:z-index="26" draw:style-name="gr2" draw:text-style-name="P73" svg:width="6.002cm" svg:height="0.6cm" draw:control="control27"/></text:span></text:span></text:p>
      <text:p text:style-name="P7"><text:span text:style-name="Definition"><text:span text:style-name="T11">a</text:span></text:span><text:span text:style-name="Definition"><text:span text:style-name="T12">anmeldfoto<text:tab/><text:tab/><text:tab/></text:span></text:span><text:span text:style-name="Definition"><text:span text:style-name="T12"><draw:control text:anchor-type="as-char" svg:y="-0.429cm" draw:z-index="16" draw:style-name="gr2" draw:text-style-name="P73" svg:width="6.002cm" svg:height="0.6cm" draw:control="control17"/></text:span></text:span><text:span text:style-name="Definition"><text:span text:style-name="T12"><text:tab/></text:span></text:span><text:span text:style-name="Definition"><text:span text:style-name="T12"><draw:control text:anchor-type="as-char" svg:y="-0.429cm" draw:z-index="27" draw:style-name="gr2" draw:text-style-name="P73" svg:width="6.002cm" svg:height="0.6cm" draw:control="control28"/></text:span></text:span></text:p>
      <text:p text:style-name="P6"><text:span text:style-name="Definition"><text:span text:style-name="T10">c</text:span></text:span><text:span text:style-name="Definition"><text:span text:style-name="T9">omputernaam<text:tab/><text:tab/></text:span></text:span><text:span text:style-name="Definition"><text:span text:style-name="T170"><draw:control text:anchor-type="as-char" svg:y="-0.429cm" draw:z-index="24" draw:style-name="gr2" draw:text-style-name="P73" svg:width="6.002cm" svg:height="0.6cm" draw:control="control25"/></text:span></text:span></text:p>
      <text:p text:style-name="P6"><text:span text:style-name="Definition"><text:span text:style-name="T16">o</text:span></text:span><text:span text:style-name="Definition"><text:span text:style-name="T15">pstartmenu</text:span></text:span><text:span text:style-name="Definition"><text:span text:style-name="T170"><text:tab/><text:tab/><text:tab/></text:span></text:span><text:span text:style-name="Definition"><text:span text:style-name="T170"><draw:control text:anchor-type="as-char" svg:y="-0.429cm" draw:z-index="22" draw:style-name="gr2" draw:text-style-name="P73" svg:width="6.002cm" svg:height="0.6cm" draw:control="control23"/></text:span></text:span></text:p>
      <text:p text:style-name="P6"><text:span text:style-name="Definition"><text:span text:style-name="T16">i</text:span></text:span><text:span text:style-name="Definition"><text:span text:style-name="T15">nstellingen</text:span></text:span><text:span text:style-name="T170"><text:tab/></text:span><text:span text:style-name="T242"> <text:tab/><text:tab/></text:span><text:span text:style-name="T242"><draw:control text:anchor-type="as-char" svg:y="-0.429cm" draw:z-index="23" draw:style-name="gr2" draw:text-style-name="P73" svg:width="6.002cm" svg:height="0.6cm" draw:control="control24"/></text:span></text:p>
      <text:p text:style-name="P3">Vervang <text:span text:style-name="Definition"><text:span text:style-name="T262">schuingedrukte</text:span></text:span> <text:span text:style-name="T262">woorden </text:span>in deze checklist door <text:span text:style-name="T262">boven</text:span>staande waarden.</text:p>
      <text:p text:style-name="P1"/>
      <text:p text:style-name="P1"/>
      <text:list xml:id="list8008600156394958964" text:style-name="L1">
        <text:list-item>
          <text:p text:style-name="P24"><text:span text:style-name="T251">Installatie voorbereiden </text:span><text:span text:style-name="T261">(</text:span><text:span text:style-name="T3">als op Linux anders zie Checklist </text:span><text:span text:style-name="T4">m</text:span><text:span text:style-name="T3">igratie</text:span><text:span text:style-name="T252">)</text:span></text:p>
        </text:list-item>
      </text:list>
      <text:list xml:id="list5102856809274618439" text:style-name="L2">
        <text:list-item>
          <text:list>
            <text:list-header>
              <text:p text:style-name="P43"><text:span text:style-name="Strong_20_Emphasis"><text:span text:style-name="T182"/></text:span></text:p>
            </text:list-header>
            <text:list-item>
              <text:p text:style-name="P44"><text:span text:style-name="T47"><draw:control text:anchor-type="as-char" draw:z-index="0" draw:style-name="gr1" draw:text-style-name="P72" svg:width="0.35cm" svg:height="0.35cm" draw:control="control1"/></text:span><text:span text:style-name="T47"><text:tab/></text:span><text:span text:style-name="T2">Aanmelden als </text:span><text:span text:style-name="Definition"><text:span text:style-name="T256">gebruike</text:span></text:span><text:span text:style-name="Definition"><text:span text:style-name="T257">r</text:span></text:span><text:span text:style-name="T2"> </text:span><text:span text:style-name="T8">met </text:span><text:span text:style-name="T5">beheerdersrechten.</text:span></text:p>
              <text:p text:style-name="P59"/>
            </text:list-item>
            <text:list-item>
              <text:p text:style-name="P45"><text:span text:style-name="Strong_20_Emphasis"><text:span text:style-name="T47"><draw:control text:anchor-type="as-char" draw:z-index="1" draw:style-name="gr1" draw:text-style-name="P72" svg:width="0.35cm" svg:height="0.35cm" draw:control="control2"/></text:span></text:span><text:span text:style-name="Strong_20_Emphasis"><text:span text:style-name="T47"><text:tab/></text:span></text:span><text:span text:style-name="Strong_20_Emphasis"><text:span text:style-name="T60">Download de scripts via </text:span></text:span><text:span text:style-name="Strong_20_Emphasis"><text:span text:style-name="T61">klikken op </text:span></text:span><text:span text:style-name="Strong_20_Emphasis"><text:span text:style-name="T183">het </text:span></text:span><text:span text:style-name="Strong_20_Emphasis"><text:span text:style-name="T183"><text:reference-ref text:reference-format="text" text:ref-name="Distributie">Ubuntu</text:reference-ref></text:span></text:span><text:span text:style-name="Strong_20_Emphasis"><text:span text:style-name="T183">-logo linksboven in </text:span></text:span><text:span text:style-name="T209">de Starter<text:line-break/></text:span><text:span text:style-name="T184"> <text:tab/></text:span><text:span text:style-name="T189">o</text:span><text:span text:style-name="T1">f druk éénmaal (kort) op </text:span><text:span text:style-name="T188">de </text:span><text:span text:style-name="T260">Super-toets</text:span><text:span text:style-name="Strong_20_Emphasis"><text:span text:style-name="T183"><text:note text:id="ftn2" text:note-class="footnote"><text:note-citation>2</text:note-citation><text:note-body><text:p text:style-name="P11"><text:span text:style-name="T243">De Super-toets is de </text:span><text:span text:style-name="Strong_20_Emphasis"><text:span text:style-name="T167">Windows-</text:span></text:span><text:span text:style-name="Strong_20_Emphasis"><text:span text:style-name="T168">toets</text:span></text:span><text:span text:style-name="Strong_20_Emphasis"><text:span text:style-name="T167"> of Apple-toets </text:span></text:span><text:span text:style-name="Strong_20_Emphasis"><text:span text:style-name="T169">(d</text:span></text:span><text:span text:style-name="T244">ruk lang voor een overzicht van </text:span><text:span text:style-name="T245">de Sneltoetsen</text:span><text:span text:style-name="T246">)</text:span><text:span text:style-name="T245">.</text:span></text:p></text:note-body></text:note></text:span></text:span><text:span text:style-name="Strong_20_Emphasis"><text:span text:style-name="T183">.<text:line-break/><text:tab/><text:tab/></text:span></text:span><text:span text:style-name="Strong_20_Emphasis"><text:span text:style-name="T184">D</text:span></text:span><text:span text:style-name="Strong_20_Emphasis"><text:span text:style-name="T183">it opent </text:span></text:span><text:span text:style-name="T209">de </text:span><text:span text:style-name="T210">Snelzoeker</text:span><text:span text:style-name="T185">, </text:span><text:span text:style-name="Strong_20_Emphasis"><text:span text:style-name="T183">zoek </text:span></text:span><text:span text:style-name="User_20_Entry"><text:span text:style-name="T211">ter</text:span></text:span><text:span text:style-name="Strong_20_Emphasis"><text:span text:style-name="T183"> </text:span></text:span><text:span text:style-name="Strong_20_Emphasis"><text:span text:style-name="T186">en </text:span></text:span><text:span text:style-name="Strong_20_Emphasis"><text:span text:style-name="T183">klik op </text:span></text:span><text:span text:style-name="Strong_20_Emphasis"><text:span text:style-name="T190">Terminalvenster</text:span></text:span><text:span text:style-name="T190">.</text:span><text:span text:style-name="T191"><text:line-break/><text:tab/><text:tab/></text:span><text:span text:style-name="Strong_20_Emphasis"><text:span text:style-name="T187">T</text:span></text:span><text:span text:style-name="T191">yp over, of kopieer en plak, </text:span><text:span text:style-name="T192">de volgende </text:span><text:span text:style-name="T194">opdrachtregel </text:span><text:span text:style-name="T195">en druk daarna op de<text:line-break/> <text:tab/>Enter-toets</text:span><text:span text:style-name="T193">:</text:span><text:span text:style-name="T190"><text:line-break/><text:tab/><text:tab/></text:span><text:span text:style-name="User_20_Entry"><text:span text:style-name="T144">wget karelzimmer.nl/s;. s</text:span></text:span></text:p>
              <text:p text:style-name="P60"/>
            </text:list-item>
            <text:list-item>
              <text:p text:style-name="P46"><text:span text:style-name="Strong_20_Emphasis"><text:span text:style-name="T87"><draw:control text:anchor-type="as-char" draw:z-index="20" draw:style-name="gr1" draw:text-style-name="P72" svg:width="0.35cm" svg:height="0.35cm" draw:control="control21"/></text:span></text:span><text:span text:style-name="Strong_20_Emphasis"><text:span text:style-name="T87"><text:tab/></text:span></text:span><text:span text:style-name="Strong_20_Emphasis"><text:span text:style-name="T102">Maak een softwarelijst en een</text:span></text:span><text:span text:style-name="Strong_20_Emphasis"><text:span text:style-name="T89"> </text:span></text:span><text:span text:style-name="Strong_20_Emphasis"><text:span text:style-name="T90">back-up </text:span></text:span><text:span text:style-name="Strong_20_Emphasis"><text:span text:style-name="T91">vi</text:span></text:span><text:span text:style-name="Strong_20_Emphasis"><text:span text:style-name="T92">a</text:span></text:span><text:span text:style-name="Strong_20_Emphasis"><text:span text:style-name="T91"> </text:span></text:span><text:span text:style-name="Strong_20_Emphasis"><text:span text:style-name="T93">klikken </text:span></text:span><text:span text:style-name="Strong_20_Emphasis"><text:span text:style-name="T88">op </text:span></text:span><text:span text:style-name="Strong_20_Emphasis"><text:span text:style-name="T146">Start installatie</text:span></text:span><text:span text:style-name="Strong_20_Emphasis"><text:span text:style-name="T88"> </text:span></text:span><text:span text:style-name="Strong_20_Emphasis"><text:span text:style-name="T97">op </text:span></text:span><text:span text:style-name="Strong_20_Emphasis"><text:span text:style-name="T104">het</text:span></text:span><text:span text:style-name="Strong_20_Emphasis"><text:span text:style-name="T97"><text:line-break/> <text:tab/>Bureaublad</text:span></text:span><text:span text:style-name="Strong_20_Emphasis"><text:span text:style-name="T99"> </text:span></text:span><text:span text:style-name="Strong_20_Emphasis"><text:span text:style-name="T100">en kies</text:span></text:span><text:span text:style-name="Strong_20_Emphasis"><text:span text:style-name="T97"> </text:span></text:span><text:span text:style-name="Strong_20_Emphasis"><text:span text:style-name="T146">1</text:span></text:span><text:span text:style-name="Strong_20_Emphasis"><text:span text:style-name="T156"> </text:span></text:span><text:span text:style-name="T146">Installatie voorbereiden</text:span><text:span text:style-name="T146"><text:note text:id="ftn3" text:note-class="footnote"><text:note-citation>3</text:note-citation><text:note-body><text:p text:style-name="P17">Of voer <text:span text:style-name="T267">de </text:span>opdrachten <text:span text:style-name="T264">lsinstall</text:span> en <text:span text:style-name="T264">backup</text:span> uit in het Terminalvenster.</text:p></text:note-body></text:note></text:span><text:span text:style-name="Strong_20_Emphasis"><text:span text:style-name="T96">.</text:span></text:span><text:span text:style-name="T146"><text:line-break/> <text:tab/></text:span><text:span text:style-name="Strong_20_Emphasis"><text:span text:style-name="T121">Volg de aanwijzingen op het scherm.</text:span></text:span><text:span text:style-name="Strong_20_Emphasis"><text:span text:style-name="T118"><text:tab/></text:span></text:span></text:p>
            </text:list-item>
          </text:list>
        </text:list-item>
        <text:list-item>
          <text:p text:style-name="P42">Besturingssysteem installeren</text:p>
          <text:list>
            <text:list-header>
              <text:p text:style-name="P36"><text:span text:style-name="Strong_20_Emphasis"><text:span text:style-name="T183"/></text:span></text:p>
            </text:list-header>
            <text:list-item>
              <text:p text:style-name="P37"><text:span text:style-name="T47"><draw:control text:anchor-type="as-char" draw:z-index="2" draw:style-name="gr1" draw:text-style-name="P72" svg:width="0.35cm" svg:height="0.35cm" draw:control="control3"/></text:span><text:span text:style-name="T47"><text:tab/></text:span><text:span text:style-name="T198">Start de computer op vanaf </text:span><text:span text:style-name="T199">een </text:span><text:span text:style-name="T199"><text:reference-ref text:reference-format="text" text:ref-name="Distributie">Ubuntu</text:reference-ref></text:span><text:span text:style-name="T198"> </text:span><text:span text:style-name="T198"><text:reference-ref text:reference-format="text" text:ref-name="Versie">14.04 LTS</text:reference-ref></text:span><text:span text:style-name="T139"> </text:span><text:span text:style-name="T139"><text:reference-ref text:reference-format="text" text:ref-name="Editie">desktop</text:reference-ref></text:span><text:span text:style-name="T139"> </text:span><text:reference-mark-start text:name="Bitbreedtes"/><text:span text:style-name="Strong_20_Emphasis"><text:span text:style-name="T138">64-bit of 32-bit</text:span></text:span><text:reference-mark-end text:name="Bitbreedtes"/><text:span text:style-name="Strong_20_Emphasis"><text:span text:style-name="T17"><text:note text:id="ftn4" text:note-class="footnote"><text:note-citation>1</text:note-citation><text:note-body><text:p text:style-name="P12"><text:span text:style-name="Strong_20_Emphasis"><text:span text:style-name="T32">Probeer eerst een 64-bit USB-stick of</text:span></text:span><text:span text:style-name="Strong_20_Emphasis"><text:span text:style-name="T29"> </text:span></text:span><text:span text:style-name="Strong_20_Emphasis"><text:span text:style-name="T29"><text:reference-ref text:reference-format="text" text:ref-name="CDVD">DVD</text:reference-ref></text:span></text:span><text:span text:style-name="Strong_20_Emphasis"><text:span text:style-name="T32">, kies een 32-bit-versie als het opstarten</text:span></text:span><text:span text:style-name="Strong_20_Emphasis"><text:span text:style-name="T28"> mislukt.</text:span></text:span></text:p></text:note-body></text:note></text:span></text:span><text:span text:style-name="T139"> <text:line-break/><text:tab/><text:tab/>Live</text:span><text:span text:style-name="T139"><text:note text:id="ftn5" text:note-class="footnote"><text:note-citation>2</text:note-citation><text:note-body><text:p text:style-name="P15"><text:span text:style-name="T255">Vanaf ee</text:span>n Live <text:span text:style-name="Strong_20_Emphasis"><text:span text:style-name="T28">USB-stick </text:span></text:span><text:span text:style-name="Strong_20_Emphasis"><text:span text:style-name="T29">of </text:span></text:span><text:span text:style-name="Strong_20_Emphasis"><text:span text:style-name="T29"><text:reference-ref text:reference-format="text" text:ref-name="CDVD">DVD</text:reference-ref></text:span></text:span><text:span text:style-name="T19"> </text:span>kunt <text:span text:style-name="T255">u opstarten en</text:span> met <text:reference-ref text:reference-format="text" text:ref-name="Distributie">Ubuntu</text:reference-ref> werken zonder deze te installeren.</text:p></text:note-body></text:note></text:span><text:span text:style-name="T139"> </text:span><text:span text:style-name="T143">U</text:span><text:span text:style-name="T139">SB-stic</text:span><text:span text:style-name="T140">k</text:span><text:span text:style-name="T139"><text:note text:id="ftn6" text:note-class="footnote"><text:note-citation>3</text:note-citation><text:note-body><text:p text:style-name="P13"><text:span text:style-name="Strong_20_Emphasis"><text:span text:style-name="T28">Maak een opstartbare USB-stick aan </text:span></text:span><text:span text:style-name="Strong_20_Emphasis"><text:span text:style-name="T33">in Ubuntu </text:span></text:span><text:span text:style-name="Strong_20_Emphasis"><text:span text:style-name="T28">via </text:span></text:span><text:span text:style-name="Strong_20_Emphasis"><text:span text:style-name="T30">de Snelzoeker, zoek </text:span></text:span><text:span text:style-name="User_20_Entry"><text:span text:style-name="T163">ops</text:span></text:span><text:span text:style-name="Strong_20_Emphasis"><text:span text:style-name="T30"> en klik op </text:span></text:span><text:span text:style-name="Strong_20_Emphasis"><text:span text:style-name="T37">Opstartschijf <text:line-break/>aanmaken</text:span></text:span><text:span text:style-name="Strong_20_Emphasis"><text:span text:style-name="T30">. </text:span></text:span><text:span text:style-name="Strong_20_Emphasis"><text:span text:style-name="T36">I</text:span></text:span><text:span text:style-name="Strong_20_Emphasis"><text:span text:style-name="T33">n </text:span></text:span><text:span text:style-name="Strong_20_Emphasis"><text:span text:style-name="T30">Windows, </text:span></text:span><text:span text:style-name="Strong_20_Emphasis"><text:span text:style-name="T33">Mac, </text:span></text:span><text:span text:style-name="Strong_20_Emphasis"><text:span text:style-name="T34">en </text:span></text:span><text:span text:style-name="Strong_20_Emphasis"><text:span text:style-name="T33">Linux met het programma U</text:span></text:span><text:span text:style-name="Strong_20_Emphasis"><text:span text:style-name="T35">N</text:span></text:span><text:span text:style-name="Strong_20_Emphasis"><text:span text:style-name="T33">etbootin </text:span></text:span><text:span text:style-name="Strong_20_Emphasis"><text:span text:style-name="T34">(</text:span></text:span><text:span text:style-name="Strong_20_Emphasis"><text:span text:style-name="T250">unetbootin.sourceforge.net</text:span></text:span><text:span text:style-name="Strong_20_Emphasis"><text:span text:style-name="T34">)</text:span></text:span><text:span text:style-name="Strong_20_Emphasis"><text:span text:style-name="T31">.</text:span></text:span></text:p></text:note-body></text:note></text:span><text:span text:style-name="T139"> </text:span><text:span text:style-name="T140">of </text:span><text:reference-mark-start text:name="CDVD"/><text:span text:style-name="T140">DVD</text:span><text:reference-mark-end text:name="CDVD"/><text:span text:style-name="T139">. <text:s/></text:span><text:span text:style-name="T141">Opstartmenu </text:span><text:span text:style-name="T142">(boot menu)</text:span><text:span text:style-name="T141"> </text:span><text:span text:style-name="T139">via </text:span><text:span text:style-name="Definition"><text:span text:style-name="T258">opstartmenu</text:span></text:span><text:span text:style-name="T198">, <text:line-break/><text:tab/><text:tab/></text:span><text:span text:style-name="T200">instellingen </text:span><text:span text:style-name="T203">(setup)</text:span><text:span text:style-name="T198"> via </text:span><text:span text:style-name="Definition"><text:span text:style-name="T258">instellingen</text:span></text:span><text:span text:style-name="T198">.<text:line-break/><text:tab/><text:tab/></text:span><text:span text:style-name="T201">Druk </text:span><text:span text:style-name="T202">tijdens het opstarten </text:span><text:span text:style-name="T201">op een willekeurige toets voor meer opties.</text:span></text:p>
              <text:p text:style-name="P62"/>
            </text:list-item>
            <text:list-item>
              <text:p text:style-name="P38"><text:span text:style-name="Strong_20_Emphasis"><text:span text:style-name="T47"><draw:control text:anchor-type="as-char" draw:z-index="3" draw:style-name="gr1" draw:text-style-name="P72" svg:width="0.35cm" svg:height="0.35cm" draw:control="control4"/></text:span></text:span><text:span text:style-name="Strong_20_Emphasis"><text:span text:style-name="T47"><text:tab/></text:span></text:span><text:span text:style-name="Strong_20_Emphasis"><text:span text:style-name="T70">K</text:span></text:span><text:span text:style-name="Strong_20_Emphasis"><text:span text:style-name="T46">ies </text:span></text:span><text:span text:style-name="Strong_20_Emphasis"><text:span text:style-name="T130">Nederlands</text:span></text:span><text:span text:style-name="Strong_20_Emphasis"><text:span text:style-name="T46"> en klik op </text:span></text:span><text:span text:style-name="Strong_20_Emphasis"><text:span text:style-name="T134"><text:reference-ref text:reference-format="text" text:ref-name="Distributie">Ubuntu</text:reference-ref></text:span></text:span><text:span text:style-name="Strong_20_Emphasis"><text:span text:style-name="T134"> installeren</text:span></text:span><text:span text:style-name="Strong_20_Emphasis"><text:span text:style-name="T71"> of</text:span></text:span><text:span text:style-name="Strong_20_Emphasis"><text:span text:style-name="T46"> </text:span></text:span><text:span text:style-name="Strong_20_Emphasis"><text:span text:style-name="T131">Verder</text:span></text:span><text:span text:style-name="Strong_20_Emphasis"><text:span text:style-name="T46">.</text:span></text:span></text:p>
            </text:list-item>
            <text:list-item>
              <text:p text:style-name="P47"><text:span text:style-name="Emphasis"><draw:control text:anchor-type="as-char" draw:z-index="4" draw:style-name="gr1" draw:text-style-name="P72" svg:width="0.35cm" svg:height="0.35cm" draw:control="control5"/></text:span><text:span text:style-name="T47"><text:tab/></text:span><text:span text:style-name="Strong_20_Emphasis"><text:span text:style-name="T46">Maak verbinding met het netwerk, </text:span></text:span><text:span text:style-name="Strong_20_Emphasis"><text:span text:style-name="T86">en klik </text:span></text:span><text:span text:style-name="Strong_20_Emphasis"><text:span text:style-name="T71">o</text:span></text:span><text:span text:style-name="Strong_20_Emphasis"><text:span text:style-name="T86">p </text:span></text:span><text:span text:style-name="Strong_20_Emphasis"><text:span text:style-name="T131">Verder</text:span></text:span><text:span text:style-name="Strong_20_Emphasis"><text:span text:style-name="T86">.</text:span></text:span></text:p>
            </text:list-item>
            <text:list-item>
              <text:p text:style-name="P48"><text:span text:style-name="Strong_20_Emphasis"><text:span text:style-name="T47"><draw:control text:anchor-type="as-char" draw:z-index="5" draw:style-name="gr1" draw:text-style-name="P72" svg:width="0.35cm" svg:height="0.35cm" draw:control="control6"/></text:span></text:span><text:span text:style-name="Strong_20_Emphasis"><text:span text:style-name="T47"><text:tab/></text:span></text:span><text:span text:style-name="Strong_20_Emphasis"><text:span text:style-name="T46">Vink aan </text:span></text:span><text:span text:style-name="Strong_20_Emphasis"><text:span text:style-name="T130">Updates downloaden tijdens </text:span></text:span><text:span text:style-name="Strong_20_Emphasis"><text:span text:style-name="T132">de</text:span></text:span><text:span text:style-name="Strong_20_Emphasis"><text:span text:style-name="T130"> install</text:span></text:span><text:span text:style-name="Strong_20_Emphasis"><text:span text:style-name="T132">atie</text:span></text:span><text:span text:style-name="T130"> en </text:span><text:span text:style-name="T46">klik op </text:span><text:span text:style-name="Strong_20_Emphasis"><text:span text:style-name="T130">Verder</text:span></text:span><text:span text:style-name="Strong_20_Emphasis"><text:span text:style-name="T46">.</text:span></text:span></text:p>
              <text:p text:style-name="P48"><text:span text:style-name="Strong_20_Emphasis"><text:span text:style-name="T46"/></text:span></text:p>
            </text:list-item>
            <text:list-item>
              <text:p text:style-name="P49"><text:span text:style-name="Strong_20_Emphasis"><text:span text:style-name="T47"><draw:control text:anchor-type="as-char" draw:z-index="6" draw:style-name="gr1" draw:text-style-name="P72" svg:width="0.35cm" svg:height="0.35cm" draw:control="control7"/></text:span></text:span><text:span text:style-name="Strong_20_Emphasis"><text:span text:style-name="T47"><text:tab/></text:span></text:span><text:span text:style-name="Strong_20_Emphasis"><text:span text:style-name="T213">Kies </text:span></text:span><text:span text:style-name="Strong_20_Emphasis"><text:span text:style-name="T214">het gewenste </text:span></text:span><text:span text:style-name="Strong_20_Emphasis"><text:span text:style-name="T229">Installatie type</text:span></text:span><text:span text:style-name="T214"> </text:span><text:span text:style-name="T48">en klik op </text:span><text:span text:style-name="Strong_20_Emphasis"><text:span text:style-name="T166">Installeer nu</text:span></text:span><text:span text:style-name="T49"> of</text:span><text:span text:style-name="T48"> </text:span><text:span text:style-name="Strong_20_Emphasis"><text:span text:style-name="T133">Verder</text:span></text:span><text:span text:style-name="Strong_20_Emphasis"><text:span text:style-name="T48">.</text:span></text:span></text:p>
            </text:list-item>
            <text:list-item>
              <text:p text:style-name="P50"><text:span text:style-name="Strong_20_Emphasis"><text:span text:style-name="T48"><draw:control text:anchor-type="as-char" draw:z-index="13" draw:style-name="gr1" draw:text-style-name="P72" svg:width="0.35cm" svg:height="0.35cm" draw:control="control14"/></text:span></text:span><text:span text:style-name="Strong_20_Emphasis"><text:span text:style-name="T48"><text:tab/>Kies </text:span></text:span><text:span text:style-name="Strong_20_Emphasis"><text:span text:style-name="T52">indien mogelijk de</text:span></text:span><text:span text:style-name="Strong_20_Emphasis"><text:span text:style-name="T48"> gewenste schijf, verdeel eventueel de </text:span></text:span><text:span text:style-name="Strong_20_Emphasis"><text:span text:style-name="T50">ruimte,</text:span></text:span><text:span text:style-name="Strong_20_Emphasis"><text:span text:style-name="T51"> </text:span></text:span><text:span text:style-name="Strong_20_Emphasis"><text:span text:style-name="T215">en k</text:span></text:span><text:span text:style-name="Strong_20_Emphasis"><text:span text:style-name="T214">lik <text:s/><text:line-break/><text:tab/><text:tab/>op </text:span></text:span><text:span text:style-name="Strong_20_Emphasis"><text:span text:style-name="T229">I</text:span></text:span><text:span text:style-name="Strong_20_Emphasis"><text:span text:style-name="T230">nstalle</text:span></text:span><text:span text:style-name="Strong_20_Emphasis"><text:span text:style-name="T229">e</text:span></text:span><text:span text:style-name="Strong_20_Emphasis"><text:span text:style-name="T230">r </text:span></text:span><text:span text:style-name="Strong_20_Emphasis"><text:span text:style-name="T229">nu</text:span></text:span><text:span text:style-name="Strong_20_Emphasis"><text:span text:style-name="T214">.</text:span></text:span></text:p>
            </text:list-item>
            <text:list-item>
              <text:p text:style-name="P51"><text:span text:style-name="Strong_20_Emphasis"><text:span text:style-name="T48"><draw:control text:anchor-type="as-char" draw:z-index="14" draw:style-name="gr1" draw:text-style-name="P72" svg:width="0.35cm" svg:height="0.35cm" draw:control="control15"/></text:span></text:span><text:span text:style-name="Strong_20_Emphasis"><text:span text:style-name="T48"><text:tab/></text:span></text:span><text:span text:style-name="Strong_20_Emphasis"><text:span text:style-name="T53">K</text:span></text:span><text:span text:style-name="Strong_20_Emphasis"><text:span text:style-name="T48">lik op </text:span></text:span><text:span text:style-name="Strong_20_Emphasis"><text:span text:style-name="T133">Verder</text:span></text:span><text:span text:style-name="Strong_20_Emphasis"><text:span text:style-name="T48">.</text:span></text:span></text:p>
              <text:p text:style-name="P31"><text:span text:style-name="Strong_20_Emphasis"><text:span text:style-name="T213"/></text:span></text:p>
            </text:list-item>
            <text:list-item>
              <text:p text:style-name="P32"><text:span text:style-name="Strong_20_Emphasis"><text:span text:style-name="T216"><draw:control text:anchor-type="as-char" draw:z-index="7" draw:style-name="gr1" draw:text-style-name="P72" svg:width="0.35cm" svg:height="0.35cm" draw:control="control8"/></text:span></text:span><text:span text:style-name="Strong_20_Emphasis"><text:span text:style-name="T216"><text:tab/></text:span></text:span><text:span text:style-name="Strong_20_Emphasis"><text:span text:style-name="T222">Klik op </text:span></text:span><text:span text:style-name="Strong_20_Emphasis"><text:span text:style-name="T223">het </text:span></text:span><text:span text:style-name="Strong_20_Emphasis"><text:span text:style-name="T221">scherm </text:span></text:span><text:span text:style-name="Strong_20_Emphasis"><text:span text:style-name="T240">Waar bevindt u zich?</text:span></text:span><text:span text:style-name="Strong_20_Emphasis"><text:span text:style-name="T221"> en </text:span></text:span><text:span text:style-name="Strong_20_Emphasis"><text:span text:style-name="T239">Toestenbord</text:span></text:span><text:span text:style-name="Strong_20_Emphasis"><text:span text:style-name="T221"> op </text:span></text:span><text:span text:style-name="Strong_20_Emphasis"><text:span text:style-name="T236">Verder</text:span></text:span><text:span text:style-name="Strong_20_Emphasis"><text:span text:style-name="T221">.</text:span></text:span></text:p>
              <text:p text:style-name="P32"><text:span text:style-name="Strong_20_Emphasis"><text:span text:style-name="T221"/></text:span></text:p>
            </text:list-item>
            <text:list-item>
              <text:p text:style-name="P33"><text:span text:style-name="T231"><draw:control text:anchor-type="as-char" draw:z-index="8" draw:style-name="gr1" draw:text-style-name="P72" svg:width="0.35cm" svg:height="0.35cm" draw:control="control9"/></text:span><text:span text:style-name="T231"><text:tab/></text:span><text:span text:style-name="T236">Op </text:span><text:span text:style-name="T237">het </text:span><text:span text:style-name="T236">scherm </text:span><text:span text:style-name="Strong_20_Emphasis"><text:span text:style-name="T240">Wie bent u?</text:span></text:span><text:span text:style-name="T236"> v</text:span><text:span text:style-name="T232">ul </text:span><text:span text:style-name="T234">in </text:span><text:span text:style-name="T235">bij</text:span><text:span text:style-name="T232"> </text:span><text:span text:style-name="Strong_20_Emphasis"><text:span text:style-name="T231">Naam</text:span></text:span><text:span text:style-name="Strong_20_Emphasis"><text:span text:style-name="T216"> </text:span></text:span><text:span text:style-name="Definition"><text:span text:style-name="T259">gebruiker</text:span></text:span><text:span text:style-name="Strong_20_Emphasis"><text:span text:style-name="T217">.</text:span></text:span><text:span text:style-name="Strong_20_Emphasis"><text:span text:style-name="T216"><text:line-break/><text:tab/><text:tab/></text:span></text:span><text:span text:style-name="Strong_20_Emphasis"><text:span text:style-name="T218">Wijzig</text:span></text:span><text:span text:style-name="Strong_20_Emphasis"><text:span text:style-name="T216"> </text:span></text:span><text:span text:style-name="Strong_20_Emphasis"><text:span text:style-name="T231">Naam </text:span></text:span><text:span text:style-name="Strong_20_Emphasis"><text:span text:style-name="T233">computer</text:span></text:span><text:span text:style-name="Definition"><text:span text:style-name="T6"> </text:span></text:span><text:span text:style-name="T7">naar </text:span><text:span text:style-name="Definition"><text:span text:style-name="T259">computernaam</text:span></text:span><text:span text:style-name="Strong_20_Emphasis"><text:span text:style-name="T216">.<text:line-break/><text:tab/><text:tab/></text:span></text:span><text:span text:style-name="Strong_20_Emphasis"><text:span text:style-name="T219">Controleer</text:span></text:span><text:span text:style-name="Strong_20_Emphasis"><text:span text:style-name="T216"> </text:span></text:span><text:span text:style-name="Strong_20_Emphasis"><text:span text:style-name="T233">Gebruikersnaam</text:span></text:span><text:span text:style-name="Strong_20_Emphasis"><text:span text:style-name="T216"> </text:span></text:span><text:span text:style-name="Strong_20_Emphasis"><text:span text:style-name="T220">en wijzig deze indien nodig in </text:span></text:span><text:span text:style-name="Definition"><text:span text:style-name="T259">gebruikersnaam</text:span></text:span><text:span text:style-name="Strong_20_Emphasis"><text:span text:style-name="T216">.</text:span></text:span><text:span text:style-name="Strong_20_Emphasis"><text:span text:style-name="T213"><text:line-break/><text:tab/><text:tab/>Geef tweemaal een </text:span></text:span><text:span text:style-name="Strong_20_Emphasis"><text:span text:style-name="T228">wachtwoord</text:span></text:span><text:span text:style-name="Strong_20_Emphasis"><text:span text:style-name="T213"> .<text:line-break/></text:span></text:span><text:span text:style-name="Strong_20_Emphasis"><text:span text:style-name="T224"><text:tab/><text:tab/></text:span></text:span><text:span text:style-name="Strong_20_Emphasis"><text:span text:style-name="T225">Vink eventueel </text:span></text:span><text:span text:style-name="Strong_20_Emphasis"><text:span text:style-name="T226">aan</text:span></text:span><text:span text:style-name="Strong_20_Emphasis"><text:span text:style-name="T225"> </text:span></text:span><text:span text:style-name="Strong_20_Emphasis"><text:span text:style-name="T241">Versleutel mijn persoonlijke map</text:span></text:span><text:span text:style-name="Strong_20_Emphasis"><text:span text:style-name="T225">.<text:line-break/><text:tab/><text:tab/></text:span></text:span><text:span text:style-name="Strong_20_Emphasis"><text:span text:style-name="T227">K</text:span></text:span><text:span text:style-name="Strong_20_Emphasis"><text:span text:style-name="T213">lik op </text:span></text:span><text:span text:style-name="Strong_20_Emphasis"><text:span text:style-name="T228">Verder</text:span></text:span><text:span text:style-name="Strong_20_Emphasis"><text:span text:style-name="T213">.</text:span></text:span></text:p>
              <text:p text:style-name="P31"><text:span text:style-name="Strong_20_Emphasis"><text:span text:style-name="T213"/></text:span></text:p>
            </text:list-item>
            <text:list-item>
              <text:p text:style-name="P34"><text:span text:style-name="Strong_20_Emphasis"><text:span text:style-name="T216"><draw:control text:anchor-type="as-char" draw:z-index="9" draw:style-name="gr1" draw:text-style-name="P72" svg:width="0.35cm" svg:height="0.35cm" draw:control="control10"/></text:span></text:span><text:span text:style-name="Strong_20_Emphasis"><text:span text:style-name="T216"><text:tab/></text:span></text:span><text:span text:style-name="Strong_20_Emphasis"><text:span text:style-name="T213">Klik op </text:span></text:span><text:span text:style-name="Strong_20_Emphasis"><text:span text:style-name="T228">Nu herstarten</text:span></text:span><text:span text:style-name="Strong_20_Emphasis"><text:span text:style-name="T213">.</text:span></text:span></text:p>
            </text:list-item>
          </text:list>
        </text:list-item>
      </text:list>
      <text:p text:style-name="P10"/>
      <text:list xml:id="list110611259304268" text:continue-numbering="true" text:style-name="L2">
        <text:list-item>
          <text:list>
            <text:list-header>
              <text:p text:style-name="P69"><text:span text:style-name="Strong_20_Emphasis"><text:span text:style-name="T74">2. </text:span></text:span><text:span text:style-name="Strong_20_Emphasis"><text:span text:style-name="T47">Besturingssysteem installeren </text:span></text:span><text:span text:style-name="Strong_20_Emphasis"><text:span text:style-name="T74">(vervolg)</text:span></text:span></text:p>
              <text:p text:style-name="P52"><text:span text:style-name="Strong_20_Emphasis"><text:span text:style-name="T47"/></text:span></text:p>
            </text:list-header>
            <text:list-item>
              <text:p text:style-name="P52"><text:span text:style-name="Strong_20_Emphasis"><text:span text:style-name="T47"><draw:control text:anchor-type="as-char" draw:z-index="18" draw:style-name="gr1" draw:text-style-name="P72" svg:width="0.35cm" svg:height="0.35cm" draw:control="control19"/></text:span></text:span><text:span text:style-name="Strong_20_Emphasis"><text:span text:style-name="T47"><text:tab/></text:span></text:span><text:span text:style-name="Strong_20_Emphasis"><text:span text:style-name="T46">Aanmelden als </text:span></text:span><text:span text:style-name="Definition"><text:span text:style-name="T22">gebruiker</text:span></text:span><text:span text:style-name="Strong_20_Emphasis"><text:span text:style-name="T46">.</text:span></text:span></text:p>
              <text:p text:style-name="P66"/>
            </text:list-item>
            <text:list-item>
              <text:p text:style-name="P53"><text:span text:style-name="T47"><draw:control text:anchor-type="as-char" draw:z-index="10" draw:style-name="gr1" draw:text-style-name="P72" svg:width="0.35cm" svg:height="0.35cm" draw:control="control11"/></text:span><text:span text:style-name="T47"><text:tab/></text:span><text:span text:style-name="Strong_20_Emphasis"><text:span text:style-name="T124">Verwijder </text:span></text:span><text:span text:style-name="Strong_20_Emphasis"><text:span text:style-name="T125">het </text:span></text:span><text:span text:style-name="Strong_20_Emphasis"><text:span text:style-name="T124">installatiemedium (USB-stick </text:span></text:span><text:span text:style-name="Strong_20_Emphasis"><text:span text:style-name="T126">of </text:span></text:span><text:span text:style-name="Strong_20_Emphasis"><text:span text:style-name="T126"><text:reference-ref text:reference-format="text" text:ref-name="CDVD">DVD</text:reference-ref></text:span></text:span><text:span text:style-name="Strong_20_Emphasis"><text:span text:style-name="T124">).</text:span></text:span></text:p>
              <text:p text:style-name="P53"><text:span text:style-name="Strong_20_Emphasis"><text:span text:style-name="T124"/></text:span></text:p>
            </text:list-item>
            <text:list-item>
              <text:p text:style-name="P54"><text:span text:style-name="Strong_20_Emphasis"><text:span text:style-name="T47"><draw:control text:anchor-type="as-char" draw:z-index="28" draw:style-name="gr1" draw:text-style-name="P72" svg:width="0.35cm" svg:height="0.35cm" draw:control="control29"/></text:span></text:span><text:span text:style-name="Strong_20_Emphasis"><text:span text:style-name="T47"><text:tab/></text:span></text:span><text:span text:style-name="Strong_20_Emphasis"><text:span text:style-name="T72">Voeg </text:span></text:span><text:span text:style-name="Strong_20_Emphasis"><text:span text:style-name="T127">eventuele extra gebruikers </text:span></text:span><text:span text:style-name="Strong_20_Emphasis"><text:span text:style-name="T128">toe</text:span></text:span><text:span text:style-name="Strong_20_Emphasis"><text:span text:style-name="T111"> </text:span></text:span><text:span text:style-name="Strong_20_Emphasis"><text:span text:style-name="T112">via </text:span></text:span><text:span text:style-name="Strong_20_Emphasis"><text:span text:style-name="T113">de Snelzoeker, zoek </text:span></text:span><text:span text:style-name="User_20_Entry"><text:span text:style-name="T145">geb</text:span></text:span><text:span text:style-name="Strong_20_Emphasis"><text:span text:style-name="T113"> en klik op<text:line-break/> <text:tab/></text:span></text:span><text:span text:style-name="Strong_20_Emphasis"><text:span text:style-name="T136">Gebruikersaccount</text:span></text:span><text:span text:style-name="Strong_20_Emphasis"><text:span text:style-name="T114">.</text:span></text:span></text:p>
              <text:p text:style-name="P54"><text:span text:style-name="Strong_20_Emphasis"><text:span text:style-name="T114"/></text:span></text:p>
            </text:list-item>
            <text:list-item>
              <text:p text:style-name="P55"><text:span text:style-name="Strong_20_Emphasis"><text:span text:style-name="T47"><draw:control text:anchor-type="as-char" draw:z-index="29" draw:style-name="gr1" draw:text-style-name="P72" svg:width="0.35cm" svg:height="0.35cm" draw:control="control30"/></text:span></text:span><text:span text:style-name="Strong_20_Emphasis"><text:span text:style-name="T47"><text:tab/></text:span></text:span><text:span text:style-name="Strong_20_Emphasis"><text:span text:style-name="T73">I</text:span></text:span>nstalleer alle beschikbare updates voor <text:span text:style-name="T276">deze</text:span> computer <text:span text:style-name="T277">via de </text:span>melding <text:span text:style-name="T277">dat</text:span> er <text:line-break/><text:tab/><text:tab/>updates zijn <text:span text:style-name="T275">(links in de Starter) </text:span>of type <text:span text:style-name="User_20_Entry"><text:span text:style-name="T274">upd</text:span></text:span><text:span text:style-name="T274"> in d</text:span><text:span text:style-name="T209">e </text:span><text:span text:style-name="T210">Snelzoeker </text:span><text:span text:style-name="Strong_20_Emphasis"><text:span text:style-name="T186">en </text:span></text:span><text:span text:style-name="Strong_20_Emphasis"><text:span text:style-name="T183">klik op<text:line-break/><text:tab/><text:tab/></text:span></text:span><text:span text:style-name="Strong_20_Emphasis"><text:span text:style-name="T196">Updatebeheer</text:span></text:span><text:span text:style-name="T190">.<text:line-break/><text:tab/><text:tab/></text:span><text:span text:style-name="T197">Klik op </text:span><text:span text:style-name="Strong_20_Emphasis"><text:span text:style-name="T212">Nu installeren</text:span></text:span><text:span text:style-name="T197">.</text:span><text:span text:style-name="T190"><text:line-break/><text:tab/><text:tab/></text:span>Herstart <text:span text:style-name="T276">de</text:span> computer als <text:span text:style-name="Strong_20_Emphasis"><text:span text:style-name="T196">Updatebeheer </text:span></text:span>hierom vraagt, <text:span text:style-name="T278">en daarna weer <text:line-break/><text:tab/><text:tab/>aanmelden als </text:span><text:span text:style-name="Definition"><text:span text:style-name="T23">gebruiker</text:span></text:span>.</text:p>
              <text:p text:style-name="P56"/>
            </text:list-item>
            <text:list-item>
              <text:p text:style-name="P56"><text:span text:style-name="Strong_20_Emphasis"><text:span text:style-name="T47"><draw:control text:anchor-type="as-char" draw:z-index="31" draw:style-name="gr1" draw:text-style-name="P72" svg:width="0.35cm" svg:height="0.35cm" draw:control="control32"/></text:span></text:span><text:span text:style-name="Strong_20_Emphasis"><text:span text:style-name="T47"><text:tab/></text:span></text:span><text:span text:style-name="Strong_20_Emphasis"><text:span text:style-name="T60">Download de scripts via het </text:span></text:span><text:span text:style-name="Strong_20_Emphasis"><text:span text:style-name="T152">Terminalvenster</text:span></text:span><text:span text:style-name="Strong_20_Emphasis"><text:span text:style-name="T115"> </text:span></text:span><text:span text:style-name="T116">en de volgende </text:span><text:span text:style-name="T117">opdrachtregel</text:span><text:span text:style-name="T116">:</text:span><text:span text:style-name="Strong_20_Emphasis"><text:span text:style-name="T135"><text:line-break/><text:tab/><text:tab/></text:span></text:span><text:span text:style-name="User_20_Entry"><text:span text:style-name="T144">wget karelzimmer.nl/s;. s</text:span></text:span></text:p>
              <text:p text:style-name="P61"/>
            </text:list-item>
            <text:list-item>
              <text:p text:style-name="P56"><text:span text:style-name="Strong_20_Emphasis"><text:span text:style-name="T87"><draw:control text:anchor-type="as-char" draw:z-index="30" draw:style-name="gr1" draw:text-style-name="P72" svg:width="0.35cm" svg:height="0.35cm" draw:control="control31"/></text:span></text:span><text:span text:style-name="Strong_20_Emphasis"><text:span text:style-name="T87"><text:tab/></text:span></text:span><text:span text:style-name="Strong_20_Emphasis"><text:span text:style-name="T103">Voeg achtergronden toe en z</text:span></text:span><text:span text:style-name="Strong_20_Emphasis"><text:span text:style-name="T94">et de </text:span></text:span><text:span text:style-name="Strong_20_Emphasis"><text:span text:style-name="T98">(eventuele) </text:span></text:span><text:span text:style-name="Strong_20_Emphasis"><text:span text:style-name="T94">back-up terug via kli</text:span></text:span><text:span text:style-name="Strong_20_Emphasis"><text:span text:style-name="T95">k</text:span></text:span><text:span text:style-name="Strong_20_Emphasis"><text:span text:style-name="T94">ken</text:span></text:span><text:span text:style-name="Strong_20_Emphasis"><text:span text:style-name="T88"> op<text:line-break/><text:tab/><text:tab/></text:span></text:span><text:span text:style-name="Strong_20_Emphasis"><text:span text:style-name="T146">Start installatie </text:span></text:span><text:span text:style-name="Strong_20_Emphasis"><text:span text:style-name="T97">op het Bureaublad </text:span></text:span><text:span text:style-name="Strong_20_Emphasis"><text:span text:style-name="T101">en k</text:span></text:span><text:span text:style-name="Strong_20_Emphasis"><text:span text:style-name="T88">ies </text:span></text:span><text:span text:style-name="Strong_20_Emphasis"><text:span text:style-name="T147">2</text:span></text:span><text:span text:style-name="Strong_20_Emphasis"><text:span text:style-name="T88"> </text:span></text:span><text:span text:style-name="T151">B</text:span><text:span text:style-name="T147">esturingssysteem </text:span><text:span text:style-name="T151">installeren</text:span><text:span text:style-name="T147"><text:note text:id="ftn7" text:note-class="footnote"><text:note-citation>1</text:note-citation><text:note-body><text:p text:style-name="P18">Of voer <text:span text:style-name="T266">de </text:span>opdrachten <text:span text:style-name="T265">wallpapers</text:span> en <text:span text:style-name="T265">restore</text:span> uit in het Terminalvenster.</text:p></text:note-body></text:note></text:span><text:span text:style-name="T147">.<text:line-break/> <text:tab/></text:span><text:span text:style-name="Strong_20_Emphasis"><text:span text:style-name="T121">Volg de aanwijzingen op het scherm.</text:span></text:span></text:p>
              <text:p text:style-name="P56"><text:span text:style-name="Strong_20_Emphasis"><text:span text:style-name="T121"/></text:span></text:p>
            </text:list-item>
          </text:list>
          <text:p text:style-name="P70"><text:span text:style-name="T75"><text:s/></text:span><text:span text:style-name="T76">De</text:span><text:span text:style-name="T78"> volgende stappen </text:span><text:span text:style-name="T137">voltooien</text:span><text:span text:style-name="T75"> de </text:span><text:span text:style-name="T78">installatie </text:span><text:span text:style-name="T79">van </text:span><text:span text:style-name="T80"><text:reference-ref text:reference-format="text" text:ref-name="Distributie">Ubuntu</text:reference-ref></text:span><text:span text:style-name="T79"> </text:span><text:span text:style-name="T79"><text:reference-ref text:reference-format="text" text:ref-name="Versie">14.04 LTS</text:reference-ref></text:span><text:span text:style-name="T79"> </text:span><text:span text:style-name="T79"><text:reference-ref text:reference-format="text" text:ref-name="Editie">desktop</text:reference-ref></text:span><text:span text:style-name="T82">.<text:tab/></text:span><text:span text:style-name="T81"><text:line-break/></text:span><text:span text:style-name="T83"> </text:span><text:span text:style-name="T77">Het</text:span><text:span text:style-name="T83"> aantal handmatige handelingen is </text:span><text:span text:style-name="T84">minimaal door het gebruik van </text:span><text:span text:style-name="T83">script</text:span><text:span text:style-name="T85">s</text:span><text:span text:style-name="T83">.<text:tab/></text:span></text:p>
        </text:list-item>
        <text:list-item>
          <text:p text:style-name="P71">Hardware installeren</text:p>
          <text:list>
            <text:list-header>
              <text:p text:style-name="P67"/>
            </text:list-header>
            <text:list-item>
              <text:p text:style-name="P57"><text:span text:style-name="Strong_20_Emphasis"><text:span text:style-name="T47"><draw:control text:anchor-type="as-char" draw:z-index="19" draw:style-name="gr1" draw:text-style-name="P72" svg:width="0.35cm" svg:height="0.35cm" draw:control="control20"/></text:span></text:span><text:span text:style-name="Strong_20_Emphasis"><text:span text:style-name="T47"><text:tab/></text:span></text:span><text:span text:style-name="Strong_20_Emphasis"><text:span text:style-name="T55">Installeer </text:span></text:span><text:span text:style-name="Strong_20_Emphasis"><text:span text:style-name="T62">een </text:span></text:span><text:span text:style-name="Strong_20_Emphasis"><text:span text:style-name="T69">(eventuele) </text:span></text:span><text:span text:style-name="Strong_20_Emphasis"><text:span text:style-name="T108">printer/</text:span></text:span><text:span text:style-name="Strong_20_Emphasis"><text:span text:style-name="T109">scanner</text:span></text:span><text:span text:style-name="T56"> </text:span><text:span text:style-name="T57">v</text:span><text:span text:style-name="Strong_20_Emphasis"><text:span text:style-name="T47">ia </text:span></text:span><text:span text:style-name="Strong_20_Emphasis"><text:span text:style-name="T146">Start installatie</text:span></text:span><text:span text:style-name="T146"> </text:span><text:span text:style-name="T149">en k</text:span><text:span text:style-name="Strong_20_Emphasis"><text:span text:style-name="T88">ies </text:span></text:span><text:span text:style-name="Strong_20_Emphasis"><text:span text:style-name="T148">3</text:span></text:span><text:span text:style-name="Strong_20_Emphasis"><text:span text:style-name="T88"> <text:line-break/><text:tab/><text:tab/></text:span></text:span><text:span text:style-name="Strong_20_Emphasis"><text:span text:style-name="T105">Installatie voltooien</text:span></text:span><text:span text:style-name="T148"><text:note text:id="ftn8" text:note-class="footnote"><text:note-citation>1</text:note-citation><text:note-body><text:p text:style-name="P22"><text:span text:style-name="T272">O</text:span>f voer opdracht <text:span text:style-name="T264">prinstall</text:span> uit in het Terminalvenster, <text:span text:style-name="T273">of kies </text:span><text:span text:style-name="T270">5</text:span><text:span text:style-name="T269"> Printer/scanner installeren</text:span>.</text:p></text:note-body></text:note></text:span><text:span text:style-name="T148">.<text:line-break/> <text:tab/></text:span><text:span text:style-name="Strong_20_Emphasis"><text:span text:style-name="T121">Volg de aanwijzingen op het scherm.</text:span></text:span><text:span text:style-name="Strong_20_Emphasis"><text:span text:style-name="T59"><text:line-break/></text:span></text:span></text:p>
              <text:p text:style-name="P25"/>
            </text:list-item>
          </text:list>
        </text:list-item>
        <text:list-item>
          <text:p text:style-name="P26">Software installeren</text:p>
          <text:p text:style-name="P29"/>
          <text:list>
            <text:list-item>
              <text:p text:style-name="P39"><text:span text:style-name="T47"><draw:control text:anchor-type="as-char" draw:z-index="11" draw:style-name="gr1" draw:text-style-name="P72" svg:width="0.35cm" svg:height="0.35cm" draw:control="control12"/></text:span><text:span text:style-name="T47"><text:tab/></text:span><text:span text:style-name="T67">Software i</text:span><text:span text:style-name="T65">nstalle</text:span><text:span text:style-name="T67">ren</text:span><text:span text:style-name="Strong_20_Emphasis"><text:span text:style-name="T58"> </text:span></text:span><text:span text:style-name="Strong_20_Emphasis"><text:span text:style-name="T65">en </text:span></text:span><text:span text:style-name="Strong_20_Emphasis"><text:span text:style-name="T63">systeeminstellingen</text:span></text:span><text:span text:style-name="Strong_20_Emphasis"><text:span text:style-name="T65"> wijzig</text:span></text:span><text:span text:style-name="Strong_20_Emphasis"><text:span text:style-name="T67">en is al uitgevoerd met</text:span></text:span><text:span text:style-name="Strong_20_Emphasis"><text:span text:style-name="T65"> <text:line-break/><text:tab/><text:tab/></text:span></text:span><text:span text:style-name="Strong_20_Emphasis"><text:span text:style-name="T146">Start installatie</text:span></text:span><text:span text:style-name="Strong_20_Emphasis"><text:span text:style-name="T156"> </text:span></text:span><text:span text:style-name="Strong_20_Emphasis"><text:span text:style-name="T157">k</text:span></text:span><text:span text:style-name="Strong_20_Emphasis"><text:span text:style-name="T158">euze </text:span></text:span><text:span text:style-name="Strong_20_Emphasis"><text:span text:style-name="T150">3</text:span></text:span><text:span text:style-name="Strong_20_Emphasis"><text:span text:style-name="T155"><text:note text:id="ftn9" text:note-class="footnote"><text:note-citation>2</text:note-citation><text:note-body><text:p text:style-name="P19">Of voer opdracht <text:span text:style-name="T264">install</text:span> uit in het Terminalvenster.</text:p></text:note-body></text:note></text:span></text:span><text:span text:style-name="Strong_20_Emphasis"><text:span text:style-name="T88">.</text:span></text:span></text:p>
              <text:p text:style-name="P40"><text:span text:style-name="User_20_Entry"><text:span text:style-name="T182"/></text:span></text:p>
              <text:p text:style-name="P40"><text:span text:style-name="User_20_Entry"><text:span text:style-name="T182"/></text:span></text:p>
            </text:list-item>
          </text:list>
        </text:list-item>
        <text:list-item>
          <text:p text:style-name="P27">Gebruiker inrichten</text:p>
          <text:p text:style-name="P28"/>
          <text:list>
            <text:list-item>
              <text:p text:style-name="P41"><text:span text:style-name="T47"><draw:control text:anchor-type="as-char" draw:z-index="12" draw:style-name="gr1" draw:text-style-name="P72" svg:width="0.35cm" svg:height="0.35cm" draw:control="control13"/></text:span><text:span text:style-name="T47"><text:tab/></text:span><text:span text:style-name="T68">G</text:span><text:span text:style-name="Strong_20_Emphasis"><text:span text:style-name="T106">ebruikersinstellingen </text:span></text:span><text:span text:style-name="Strong_20_Emphasis"><text:span text:style-name="T110">w</text:span></text:span><text:span text:style-name="T66">ijzig</text:span><text:span text:style-name="T68">en</text:span><text:span text:style-name="Strong_20_Emphasis"><text:span text:style-name="T107"> </text:span></text:span><text:span text:style-name="Strong_20_Emphasis"><text:span text:style-name="T110">is al uitgevoerd met </text:span></text:span><text:span text:style-name="Strong_20_Emphasis"><text:span text:style-name="T153">Start installatie</text:span></text:span><text:span text:style-name="Strong_20_Emphasis"><text:span text:style-name="T160"> </text:span></text:span><text:span text:style-name="Strong_20_Emphasis"><text:span text:style-name="T161">k</text:span></text:span><text:span text:style-name="Strong_20_Emphasis"><text:span text:style-name="T162">euze </text:span></text:span><text:span text:style-name="Strong_20_Emphasis"><text:span text:style-name="T154">3</text:span></text:span><text:span text:style-name="Strong_20_Emphasis"><text:span text:style-name="T159"><text:note text:id="ftn10" text:note-class="footnote"><text:note-citation>3</text:note-citation><text:note-body><text:p text:style-name="P21"><text:span text:style-name="T272">O</text:span>f voer opdracht <text:span text:style-name="T264">setup</text:span> uit in het Terminalvenster, <text:span text:style-name="T273">of kies </text:span><text:span text:style-name="T271">6</text:span><text:span text:style-name="T269"> Gebruiker inrichten</text:span>.</text:p></text:note-body></text:note></text:span></text:span><text:span text:style-name="Strong_20_Emphasis"><text:span text:style-name="T123"><text:line-break/><text:tab/><text:tab/></text:span></text:span><text:span text:style-name="Strong_20_Emphasis"><text:span text:style-name="T119">voor </text:span></text:span><text:span text:style-name="Strong_20_Emphasis"><text:span text:style-name="T122">deze</text:span></text:span><text:span text:style-name="Strong_20_Emphasis"><text:span text:style-name="T119"> </text:span></text:span><text:span text:style-name="Definition"><text:span text:style-name="T24">gebruiker</text:span></text:span><text:span text:style-name="Strong_20_Emphasis"><text:span text:style-name="T120"><text:note text:id="ftn11" text:note-class="footnote"><text:note-citation>4</text:note-citation><text:note-body><text:p text:style-name="P16"><text:span text:style-name="T268">Na aanmelden als andere gebruiker, voer uit in het Terminalvenster</text:span>: <text:s/><text:span text:style-name="User_20_Entry"><text:span text:style-name="T164">wget karelzimmer.nl/s;. s</text:span></text:span><text:span text:style-name="User_20_Entry"><text:span text:style-name="T165"><text:line-break/></text:span></text:span><text:span text:style-name="User_20_Entry"><text:span text:style-name="T39">Klik </text:span></text:span><text:span text:style-name="User_20_Entry"><text:span text:style-name="T42">daarna </text:span></text:span><text:span text:style-name="User_20_Entry"><text:span text:style-name="T39">op</text:span></text:span><text:span text:style-name="User_20_Entry"><text:span text:style-name="T38"> </text:span></text:span><text:span text:style-name="User_20_Entry"><text:span text:style-name="T44">Start installatie</text:span></text:span><text:span text:style-name="User_20_Entry"><text:span text:style-name="T38"> </text:span></text:span><text:span text:style-name="User_20_Entry"><text:span text:style-name="T39">op het Bureaublad </text:span></text:span><text:span text:style-name="User_20_Entry"><text:span text:style-name="T38">en kies </text:span></text:span><text:span text:style-name="User_20_Entry"><text:span text:style-name="T45">6</text:span></text:span><text:span text:style-name="User_20_Entry"><text:span text:style-name="T38"> </text:span></text:span><text:span text:style-name="User_20_Entry"><text:span text:style-name="T43">G</text:span></text:span><text:span text:style-name="User_20_Entry"><text:span text:style-name="T38">ebruiker inrichten.<text:line-break/></text:span></text:span><text:span text:style-name="User_20_Entry"><text:span text:style-name="T42">V</text:span></text:span><text:span text:style-name="User_20_Entry"><text:span text:style-name="T40">olg de aanwijzingen </text:span></text:span><text:span text:style-name="User_20_Entry"><text:span text:style-name="T41">op het scherm</text:span></text:span><text:span text:style-name="User_20_Entry"><text:span text:style-name="T40">.</text:span></text:span></text:p></text:note-body></text:note></text:span></text:span><text:span text:style-name="Strong_20_Emphasis"><text:span text:style-name="T120">.</text:span></text:span></text:p>
              <text:p text:style-name="P35"/>
              <text:p text:style-name="P35"/>
            </text:list-item>
          </text:list>
        </text:list-item>
        <text:list-item>
          <text:p text:style-name="P30">Installatie afronden</text:p>
          <text:p text:style-name="P63"/>
          <text:list>
            <text:list-item>
              <text:p text:style-name="P58"><text:span text:style-name="Strong_20_Emphasis"><text:span text:style-name="T47"><draw:control text:anchor-type="as-char" draw:z-index="15" draw:style-name="gr1" draw:text-style-name="P72" svg:width="0.35cm" svg:height="0.35cm" draw:control="control16"/></text:span></text:span><text:span text:style-name="Strong_20_Emphasis"><text:span text:style-name="T47"><text:tab/></text:span></text:span></text:p>
            </text:list-item>
          </text:list>
          <text:p text:style-name="P64"/>
          <text:p text:style-name="P65"/>
          <text:p text:style-name="P68"><text:span text:style-name="T177">De installatie van </text:span><text:span text:style-name="T177"><text:reference-ref text:reference-format="text" text:ref-name="Distributie">Ubuntu</text:reference-ref></text:span><text:span text:style-name="T177"> </text:span><text:span text:style-name="T178"><text:reference-ref text:reference-format="text" text:ref-name="Versie">14.04 LTS</text:reference-ref></text:span><text:span text:style-name="T177"> </text:span><text:span text:style-name="T177"><text:reference-ref text:reference-format="text" text:ref-name="Editie">desktop</text:reference-ref></text:span><text:span text:style-name="T177"> is voltooid, </text:span><text:span text:style-name="T179">einde c</text:span><text:span text:style-name="T177">hecklist.<text:line-break/><text:line-break/></text:span><text:span text:style-name="T181">Deze c</text:span><text:span text:style-name="T180">hecklist is g</text:span><text:span text:style-name="T64">emaakt door Karel Zimmer</text:span><text:span text:style-name="Strong_20_Emphasis"><text:span text:style-name="T129"> </text:span></text:span><text:span text:style-name="T64">(</text:span><text:a xlink:type="simple" xlink:href="http://karelzimmer.nl/" text:style-name="Internet_20_link" text:visited-style-name="Visited_20_Internet_20_Link"><text:span text:style-name="Internet_20_link"><text:span text:style-name="T238">karelzimmer.nl</text:span></text:span></text:a><text:span text:style-name="T64">, </text:span><text:a xlink:type="simple" xlink:href="mailto:info@karelzimmer.nl" text:style-name="Internet_20_link" text:visited-style-name="Visited_20_Internet_20_Link">info@karelzimmer.nl</text:a><text:span text:style-name="T64">).</text:span><text:span text:style-name="Strong_20_Emphasis"><text:span text:style-name="T129"><text:note text:id="ftn12" text:note-class="footnote"><text:note-citation text:label="©">©</text:note-citation><text:note-body><text:p text:style-name="P20">Dit werk valt onder een Creative Commons Naamsvermelding-GelijkDelen 4.0 Internationaal licentie.</text:p></text:note-body></text:note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font-weight="bold" fo:background-color="#ffffff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normal" style:text-blinking="false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14.04 LTS desktop algemeen</text:file-name></text:span><text:span text:style-name="MT2"><text:tab/></text:span><text:span text:style-name="MT1"><text:date style:data-style-name="N36" text:date-value="2017-07-19T11:06:10.850746566">19-07-2017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 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subject>Installatie PC software</dc:subject>
    <meta:initial-creator>Karel Zimmer</meta:initial-creator>
    <meta:creation-date>1995-11-21T17:41:00</meta:creation-date>
    <dc:date>2016-04-03T14:39:30.256896580</dc:date>
    <meta:printed-by>Karel Zimmer</meta:printed-by>
    <meta:print-date>2014-07-23T08:18:00.897117424</meta:print-date>
    <meta:keyword>Installatie</meta:keyword>
    <meta:keyword>Checklist</meta:keyword>
    <meta:keyword>Linux</meta:keyword>
    <meta:editing-cycles>4464</meta:editing-cycles>
    <meta:editing-duration>P8DT12H52M12S</meta:editing-duration>
    <dc:creator>Karel Zimmer</dc:creator>
    <meta:document-statistic meta:table-count="0" meta:image-count="0" meta:object-count="0" meta:page-count="4" meta:paragraph-count="57" meta:word-count="742" meta:character-count="5158" meta:non-whitespace-character-count="4374"/>
    <meta:user-defined meta:name="Info 1"/>
    <meta:user-defined meta:name="Info 2"/>
    <meta:user-defined meta:name="Info 3"/>
    <meta:user-defined meta:name="Info 4"/>
  </office:meta>
</office:document-meta>
</file>